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ff8000" loext:opacity="100%" fo:font-size="14pt" officeooo:rsid="0002a87e" officeooo:paragraph-rsid="0002a87e" style:font-size-asian="12.25pt" style:font-size-complex="14pt"/>
    </style:style>
    <style:style style:name="P79" style:family="paragraph" style:parent-style-name="Standard">
      <style:text-properties fo:color="#ff8000" loext:opacity="100%" fo:font-size="14pt" officeooo:rsid="0002a87e" officeooo:paragraph-rsid="0015980b" style:font-size-asian="12.25pt" style:font-size-complex="14pt"/>
    </style:style>
    <style:style style:name="P80" style:family="paragraph" style:parent-style-name="Standard">
      <style:text-properties fo:color="#ff8000" loext:opacity="100%" fo:font-size="14pt" officeooo:rsid="0002a87e" officeooo:paragraph-rsid="0024ae90" style:font-size-asian="12.25pt" style:font-size-complex="14pt"/>
    </style:style>
    <style:style style:name="P81" style:family="paragraph" style:parent-style-name="Standard">
      <style:text-properties fo:color="#ff8000" loext:opacity="100%" fo:font-size="14pt" officeooo:rsid="0002a87e" officeooo:paragraph-rsid="002dbce8" style:font-size-asian="12.25pt" style:font-size-complex="14pt"/>
    </style:style>
    <style:style style:name="P82" style:family="paragraph" style:parent-style-name="Standard">
      <style:text-properties fo:color="#ff8000" loext:opacity="100%" fo:font-size="14pt" officeooo:rsid="0002a87e" officeooo:paragraph-rsid="0009b76f" style:font-size-asian="12.25pt" style:font-size-complex="14pt"/>
    </style:style>
    <style:style style:name="P83" style:family="paragraph" style:parent-style-name="Standard">
      <style:text-properties style:use-window-font-color="true" loext:opacity="0%" fo:font-size="14pt" officeooo:rsid="0002a87e" officeooo:paragraph-rsid="0002a87e" style:font-size-asian="12.25pt" style:font-size-complex="14pt"/>
    </style:style>
    <style:style style:name="P84" style:family="paragraph" style:parent-style-name="Standard">
      <style:text-properties style:use-window-font-color="true" loext:opacity="0%" fo:font-size="14pt" officeooo:rsid="0002a87e" officeooo:paragraph-rsid="00063c3e" style:font-size-asian="12.25pt" style:font-size-complex="14pt"/>
    </style:style>
    <style:style style:name="P85" style:family="paragraph" style:parent-style-name="Standard">
      <style:text-properties style:use-window-font-color="true" loext:opacity="0%" fo:font-size="14pt" officeooo:rsid="0002a87e" officeooo:paragraph-rsid="00078457" style:font-size-asian="12.25pt" style:font-size-complex="14pt"/>
    </style:style>
    <style:style style:name="P86" style:family="paragraph" style:parent-style-name="Standard">
      <style:text-properties style:use-window-font-color="true" loext:opacity="0%" fo:font-size="14pt" officeooo:rsid="0002a87e" officeooo:paragraph-rsid="0009b76f" style:font-size-asian="12.25pt" style:font-size-complex="14pt"/>
    </style:style>
    <style:style style:name="P87" style:family="paragraph" style:parent-style-name="Standard">
      <style:text-properties style:use-window-font-color="true" loext:opacity="0%" fo:font-size="14pt" officeooo:rsid="0002a87e" officeooo:paragraph-rsid="000c0973" style:font-size-asian="12.25pt" style:font-size-complex="14pt"/>
    </style:style>
    <style:style style:name="P88" style:family="paragraph" style:parent-style-name="Standard">
      <style:text-properties style:use-window-font-color="true" loext:opacity="0%" fo:font-size="14pt" officeooo:rsid="0002a87e" officeooo:paragraph-rsid="00116ad9" style:font-size-asian="12.25pt" style:font-size-complex="14pt"/>
    </style:style>
    <style:style style:name="P89" style:family="paragraph" style:parent-style-name="Standard">
      <style:text-properties style:use-window-font-color="true" loext:opacity="0%" fo:font-size="14pt" officeooo:rsid="0002a87e" officeooo:paragraph-rsid="0015980b" style:font-size-asian="12.25pt" style:font-size-complex="14pt"/>
    </style:style>
    <style:style style:name="P90" style:family="paragraph" style:parent-style-name="Standard">
      <style:text-properties style:use-window-font-color="true" loext:opacity="0%" fo:font-size="14pt" officeooo:rsid="0002a87e" officeooo:paragraph-rsid="0019bd3a" style:font-size-asian="12.25pt" style:font-size-complex="14pt"/>
    </style:style>
    <style:style style:name="P91" style:family="paragraph" style:parent-style-name="Standard">
      <style:text-properties style:use-window-font-color="true" loext:opacity="0%" fo:font-size="14pt" officeooo:rsid="0002a87e" officeooo:paragraph-rsid="001bec46" style:font-size-asian="12.25pt" style:font-size-complex="14pt"/>
    </style:style>
    <style:style style:name="P92" style:family="paragraph" style:parent-style-name="Standard">
      <style:text-properties style:use-window-font-color="true" loext:opacity="0%" fo:font-size="14pt" officeooo:rsid="0002a87e" officeooo:paragraph-rsid="001f3799" style:font-size-asian="12.25pt" style:font-size-complex="14pt"/>
    </style:style>
    <style:style style:name="P93" style:family="paragraph" style:parent-style-name="Standard">
      <style:text-properties style:use-window-font-color="true" loext:opacity="0%" fo:font-size="14pt" officeooo:rsid="0002a87e" officeooo:paragraph-rsid="0021ea27" style:font-size-asian="12.25pt" style:font-size-complex="14pt"/>
    </style:style>
    <style:style style:name="P94" style:family="paragraph" style:parent-style-name="Standard">
      <style:text-properties style:use-window-font-color="true" loext:opacity="0%" fo:font-size="14pt" officeooo:rsid="0002a87e" officeooo:paragraph-rsid="002433cf" style:font-size-asian="12.25pt" style:font-size-complex="14pt"/>
    </style:style>
    <style:style style:name="P95" style:family="paragraph" style:parent-style-name="Standard">
      <style:text-properties style:use-window-font-color="true" loext:opacity="0%" fo:font-size="14pt" officeooo:rsid="0002a87e" officeooo:paragraph-rsid="002a8d53" style:font-size-asian="12.25pt" style:font-size-complex="14pt"/>
    </style:style>
    <style:style style:name="P96" style:family="paragraph" style:parent-style-name="Standard">
      <style:text-properties style:use-window-font-color="true" loext:opacity="0%" fo:font-size="14pt" officeooo:rsid="0002a87e" officeooo:paragraph-rsid="002bd79f" style:font-size-asian="12.25pt" style:font-size-complex="14pt"/>
    </style:style>
    <style:style style:name="P97" style:family="paragraph" style:parent-style-name="Standard">
      <style:text-properties style:use-window-font-color="true" loext:opacity="0%" fo:font-size="14pt" officeooo:rsid="0002a87e" officeooo:paragraph-rsid="002efa68" style:font-size-asian="12.25pt" style:font-size-complex="14pt"/>
    </style:style>
    <style:style style:name="P98" style:family="paragraph" style:parent-style-name="Standard">
      <style:text-properties style:use-window-font-color="true" loext:opacity="0%" fo:font-size="14pt" officeooo:rsid="0002a87e" officeooo:paragraph-rsid="003e735d" style:font-size-asian="12.25pt" style:font-size-complex="14pt"/>
    </style:style>
    <style:style style:name="P99" style:family="paragraph" style:parent-style-name="Standard">
      <style:text-properties style:use-window-font-color="true" loext:opacity="0%" fo:font-size="14pt" officeooo:rsid="0002a87e" officeooo:paragraph-rsid="0042102c" style:font-size-asian="12.25pt" style:font-size-complex="14pt"/>
    </style:style>
    <style:style style:name="P100" style:family="paragraph" style:parent-style-name="Standard">
      <style:text-properties style:use-window-font-color="true" loext:opacity="0%" fo:font-size="14pt" officeooo:rsid="0002a87e" officeooo:paragraph-rsid="00427ec1" style:font-size-asian="12.25pt" style:font-size-complex="14pt"/>
    </style:style>
    <style:style style:name="P101" style:family="paragraph" style:parent-style-name="Standard">
      <style:text-properties style:use-window-font-color="true" loext:opacity="0%" fo:font-size="14pt" officeooo:rsid="0002a87e" officeooo:paragraph-rsid="00445def" style:font-size-asian="12.25pt" style:font-size-complex="14pt"/>
    </style:style>
    <style:style style:name="P102" style:family="paragraph" style:parent-style-name="Standard">
      <style:text-properties style:use-window-font-color="true" loext:opacity="0%" fo:font-size="14pt" officeooo:rsid="0002a87e" officeooo:paragraph-rsid="00475449" style:font-size-asian="12.25pt" style:font-size-complex="14pt"/>
    </style:style>
    <style:style style:name="P103" style:family="paragraph" style:parent-style-name="Standard">
      <style:text-properties style:use-window-font-color="true" loext:opacity="0%" fo:font-size="14pt" officeooo:rsid="0002a87e" officeooo:paragraph-rsid="0054800b" style:font-size-asian="12.25pt" style:font-size-complex="14pt"/>
    </style:style>
    <style:style style:name="P104" style:family="paragraph" style:parent-style-name="Standard">
      <style:text-properties style:use-window-font-color="true" loext:opacity="0%" fo:font-size="14pt" officeooo:rsid="0002a87e" officeooo:paragraph-rsid="0057c67f" style:font-size-asian="12.25pt" style:font-size-complex="14pt"/>
    </style:style>
    <style:style style:name="P105" style:family="paragraph" style:parent-style-name="Standard">
      <style:text-properties style:use-window-font-color="true" loext:opacity="0%" fo:font-size="14pt" officeooo:rsid="0002a87e" officeooo:paragraph-rsid="005b70ee" style:font-size-asian="12.25pt" style:font-size-complex="14pt"/>
    </style:style>
    <style:style style:name="P106" style:family="paragraph" style:parent-style-name="Standard">
      <style:text-properties style:use-window-font-color="true" loext:opacity="0%" fo:font-size="14pt" officeooo:rsid="0002a87e" officeooo:paragraph-rsid="006034e0" style:font-size-asian="12.25pt" style:font-size-complex="14pt"/>
    </style:style>
    <style:style style:name="P107" style:family="paragraph" style:parent-style-name="Standard">
      <style:text-properties style:use-window-font-color="true" loext:opacity="0%" fo:font-size="14pt" officeooo:rsid="0002a87e" officeooo:paragraph-rsid="0064042d" style:font-size-asian="12.25pt" style:font-size-complex="14pt"/>
    </style:style>
    <style:style style:name="P108" style:family="paragraph" style:parent-style-name="Standard">
      <style:text-properties style:use-window-font-color="true" loext:opacity="0%" fo:font-size="14pt" officeooo:rsid="0036d212" officeooo:paragraph-rsid="007942f5" style:font-size-asian="12.25pt" style:font-size-complex="14pt"/>
    </style:style>
    <style:style style:name="P109" style:family="paragraph" style:parent-style-name="Standard">
      <style:text-properties style:use-window-font-color="true" loext:opacity="0%" fo:font-size="14pt" officeooo:rsid="0036d212" officeooo:paragraph-rsid="00835163" style:font-size-asian="12.25pt" style:font-size-complex="14pt"/>
    </style:style>
    <style:style style:name="P110" style:family="paragraph" style:parent-style-name="Standard">
      <style:text-properties style:use-window-font-color="true" loext:opacity="0%" fo:font-size="14pt" officeooo:rsid="0081d4ff" officeooo:paragraph-rsid="0081d4ff" style:font-size-asian="12.25pt" style:font-size-complex="14pt"/>
    </style:style>
    <style:style style:name="P111" style:family="paragraph" style:parent-style-name="Standard">
      <style:text-properties style:use-window-font-color="true" loext:opacity="0%" fo:font-size="14pt" officeooo:rsid="0081d4ff" officeooo:paragraph-rsid="00835163" style:font-size-asian="12.25pt" style:font-size-complex="14pt"/>
    </style:style>
    <style:style style:name="P112" style:family="paragraph" style:parent-style-name="Standard">
      <style:text-properties style:use-window-font-color="true" loext:opacity="0%" fo:font-size="14pt" officeooo:rsid="0081d4ff" officeooo:paragraph-rsid="0086ae63" style:font-size-asian="12.25pt" style:font-size-complex="14pt"/>
    </style:style>
    <style:style style:name="P113" style:family="paragraph" style:parent-style-name="Standard">
      <style:text-properties style:use-window-font-color="true" loext:opacity="0%" fo:font-size="14pt" officeooo:rsid="0081d4ff" officeooo:paragraph-rsid="00875e6a" style:font-size-asian="12.25pt" style:font-size-complex="14pt"/>
    </style:style>
    <style:style style:name="P114" style:family="paragraph" style:parent-style-name="Standard">
      <style:text-properties style:use-window-font-color="true" loext:opacity="0%" fo:font-size="14pt" officeooo:rsid="0081d4ff" officeooo:paragraph-rsid="008b3f5b" style:font-size-asian="12.25pt" style:font-size-complex="14pt"/>
    </style:style>
    <style:style style:name="P115" style:family="paragraph" style:parent-style-name="Text_20_body">
      <style:text-properties style:use-window-font-color="true" loext:opacity="0%" fo:font-size="14pt" officeooo:rsid="0081d4ff" officeooo:paragraph-rsid="008b3f5b" style:font-size-asian="12.25pt" style:font-size-complex="14pt"/>
    </style:style>
    <style:style style:name="P116" style:family="paragraph" style:parent-style-name="Standard">
      <style:text-properties style:use-window-font-color="true" loext:opacity="0%" fo:font-size="14pt" officeooo:rsid="0081d4ff" officeooo:paragraph-rsid="008cd0f7" style:font-size-asian="12.25pt" style:font-size-complex="14pt"/>
    </style:style>
    <style:style style:name="P117" style:family="paragraph" style:parent-style-name="Standard">
      <style:text-properties style:use-window-font-color="true" loext:opacity="0%" fo:font-size="14pt" officeooo:rsid="0081d4ff" officeooo:paragraph-rsid="008e5980" style:font-size-asian="12.25pt" style:font-size-complex="14pt"/>
    </style:style>
    <style:style style:name="P118" style:family="paragraph" style:parent-style-name="Standard">
      <style:text-properties style:use-window-font-color="true" loext:opacity="0%" fo:font-size="14pt" officeooo:rsid="0081d4ff" officeooo:paragraph-rsid="008f88ac" style:font-size-asian="12.25pt" style:font-size-complex="14pt"/>
    </style:style>
    <style:style style:name="P119" style:family="paragraph" style:parent-style-name="Standard">
      <style:text-properties style:use-window-font-color="true" loext:opacity="0%" fo:font-size="14pt" officeooo:rsid="0081d4ff" officeooo:paragraph-rsid="00911e7b" style:font-size-asian="12.25pt" style:font-size-complex="14pt"/>
    </style:style>
    <style:style style:name="P120" style:family="paragraph" style:parent-style-name="Standard">
      <style:text-properties style:use-window-font-color="true" loext:opacity="0%" fo:font-size="14pt" officeooo:rsid="0081d4ff" officeooo:paragraph-rsid="00915436" style:font-size-asian="12.25pt" style:font-size-complex="14pt"/>
    </style:style>
    <style:style style:name="P121" style:family="paragraph" style:parent-style-name="Standard">
      <style:text-properties style:use-window-font-color="true" loext:opacity="0%" fo:font-size="14pt" officeooo:rsid="0081d4ff" officeooo:paragraph-rsid="0091dab2" style:font-size-asian="12.25pt" style:font-size-complex="14pt"/>
    </style:style>
    <style:style style:name="P122" style:family="paragraph" style:parent-style-name="Standard">
      <style:text-properties style:use-window-font-color="true" loext:opacity="0%" fo:font-size="14pt" officeooo:rsid="0081d4ff" officeooo:paragraph-rsid="00946e45" style:font-size-asian="12.25pt" style:font-size-complex="14pt"/>
    </style:style>
    <style:style style:name="P123" style:family="paragraph" style:parent-style-name="Standard">
      <style:text-properties style:use-window-font-color="true" loext:opacity="0%" fo:font-size="14pt" officeooo:rsid="0081d4ff" officeooo:paragraph-rsid="0095ba24" style:font-size-asian="12.25pt" style:font-size-complex="14pt"/>
    </style:style>
    <style:style style:name="P124" style:family="paragraph" style:parent-style-name="Standard">
      <style:text-properties style:use-window-font-color="true" loext:opacity="0%" fo:font-size="14pt" officeooo:rsid="0081d4ff" officeooo:paragraph-rsid="00964b42" style:font-size-asian="12.25pt" style:font-size-complex="14pt"/>
    </style:style>
    <style:style style:name="P125" style:family="paragraph" style:parent-style-name="Standard">
      <style:text-properties style:use-window-font-color="true" loext:opacity="0%" fo:font-size="14pt" officeooo:rsid="0081d4ff" officeooo:paragraph-rsid="00974f9c" style:font-size-asian="12.25pt" style:font-size-complex="14pt"/>
    </style:style>
    <style:style style:name="P126" style:family="paragraph" style:parent-style-name="Standard">
      <style:text-properties style:use-window-font-color="true" loext:opacity="0%" fo:font-size="14pt" officeooo:rsid="0081d4ff" officeooo:paragraph-rsid="0099478a" style:font-size-asian="12.25pt" style:font-size-complex="14pt"/>
    </style:style>
    <style:style style:name="P127" style:family="paragraph" style:parent-style-name="Standard">
      <style:text-properties style:use-window-font-color="true" loext:opacity="0%" fo:font-size="14pt" officeooo:rsid="0081d4ff" officeooo:paragraph-rsid="009aac0d" style:font-size-asian="12.25pt" style:font-size-complex="14pt"/>
    </style:style>
    <style:style style:name="P128" style:family="paragraph" style:parent-style-name="Standard">
      <style:text-properties style:use-window-font-color="true" loext:opacity="0%" fo:font-size="14pt" officeooo:rsid="0081d4ff" officeooo:paragraph-rsid="009c7b29" style:font-size-asian="12.25pt" style:font-size-complex="14pt"/>
    </style:style>
    <style:style style:name="P129" style:family="paragraph" style:parent-style-name="Standard">
      <style:text-properties style:use-window-font-color="true" loext:opacity="0%" fo:font-size="14pt" officeooo:rsid="0081d4ff" officeooo:paragraph-rsid="00a08b45" style:font-size-asian="12.25pt" style:font-size-complex="14pt"/>
    </style:style>
    <style:style style:name="P130" style:family="paragraph" style:parent-style-name="Standard">
      <style:text-properties style:use-window-font-color="true" loext:opacity="0%" fo:font-size="14pt" officeooo:rsid="0081d4ff" officeooo:paragraph-rsid="00a9e7e9" style:font-size-asian="12.25pt" style:font-size-complex="14pt"/>
    </style:style>
    <style:style style:name="P131" style:family="paragraph" style:parent-style-name="Standard">
      <style:text-properties style:use-window-font-color="true" loext:opacity="0%" fo:font-size="14pt" officeooo:rsid="0081d4ff" officeooo:paragraph-rsid="00ab848f" style:font-size-asian="12.25pt" style:font-size-complex="14pt"/>
    </style:style>
    <style:style style:name="P132" style:family="paragraph" style:parent-style-name="Standard">
      <style:text-properties style:use-window-font-color="true" loext:opacity="0%" fo:font-size="14pt" officeooo:rsid="0081d4ff" officeooo:paragraph-rsid="00ac5fbd" style:font-size-asian="12.25pt" style:font-size-complex="14pt"/>
    </style:style>
    <style:style style:name="P133" style:family="paragraph" style:parent-style-name="Standard">
      <style:text-properties style:use-window-font-color="true" loext:opacity="0%" fo:font-size="14pt" officeooo:rsid="0081d4ff" officeooo:paragraph-rsid="00adf557" style:font-size-asian="12.25pt" style:font-size-complex="14pt"/>
    </style:style>
    <style:style style:name="P134" style:family="paragraph" style:parent-style-name="Standard">
      <style:text-properties style:use-window-font-color="true" loext:opacity="0%" fo:font-size="14pt" officeooo:rsid="0081d4ff" officeooo:paragraph-rsid="00afc1af" style:font-size-asian="12.25pt" style:font-size-complex="14pt"/>
    </style:style>
    <style:style style:name="P135" style:family="paragraph" style:parent-style-name="Standard">
      <style:text-properties style:use-window-font-color="true" loext:opacity="0%" fo:font-size="14pt" officeooo:rsid="0081d4ff" officeooo:paragraph-rsid="00b2c153" style:font-size-asian="12.25pt" style:font-size-complex="14pt"/>
    </style:style>
    <style:style style:name="P136" style:family="paragraph" style:parent-style-name="Standard">
      <style:text-properties style:use-window-font-color="true" loext:opacity="0%" fo:font-size="14pt" officeooo:rsid="0081d4ff" officeooo:paragraph-rsid="00b72fe2" style:font-size-asian="12.25pt" style:font-size-complex="14pt"/>
    </style:style>
    <style:style style:name="P137" style:family="paragraph" style:parent-style-name="Standard">
      <style:text-properties style:use-window-font-color="true" loext:opacity="0%" fo:font-size="14pt" officeooo:rsid="00835163" officeooo:paragraph-rsid="00835163" style:font-size-asian="12.25pt" style:font-size-complex="14pt"/>
    </style:style>
    <style:style style:name="P138" style:family="paragraph" style:parent-style-name="Standard">
      <style:text-properties style:use-window-font-color="true" loext:opacity="0%" fo:font-size="14pt" officeooo:rsid="008800c2" officeooo:paragraph-rsid="008800c2" style:font-size-asian="12.25pt" style:font-size-complex="14pt"/>
    </style:style>
    <style:style style:name="P139"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40"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41"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42"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43"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44"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45"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46"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47"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48"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49"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50"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51"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52"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53"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54"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55"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56"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57"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58"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59"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60"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61"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62"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63"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64"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65"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166"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67"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68"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69"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70" style:family="paragraph" style:parent-style-name="Standard">
      <style:text-properties fo:color="#3465a4" loext:opacity="100%" fo:font-size="14pt" officeooo:rsid="0002a87e" officeooo:paragraph-rsid="0002a87e" style:font-size-asian="12.25pt" style:font-size-complex="14pt"/>
    </style:style>
    <style:style style:name="P171" style:family="paragraph" style:parent-style-name="Standard">
      <style:text-properties fo:color="#3465a4" loext:opacity="100%" fo:font-size="14pt" officeooo:rsid="0002a87e" officeooo:paragraph-rsid="00078457" style:font-size-asian="12.25pt" style:font-size-complex="14pt"/>
    </style:style>
    <style:style style:name="P172" style:family="paragraph" style:parent-style-name="Standard">
      <style:text-properties fo:color="#3465a4" loext:opacity="100%" fo:font-size="14pt" officeooo:rsid="0002a87e" officeooo:paragraph-rsid="0015980b" style:font-size-asian="12.25pt" style:font-size-complex="14pt"/>
    </style:style>
    <style:style style:name="P173" style:family="paragraph" style:parent-style-name="Standard">
      <style:text-properties fo:color="#3465a4" loext:opacity="100%" fo:font-size="14pt" officeooo:rsid="0002a87e" officeooo:paragraph-rsid="003bed0d" style:font-size-asian="12.25pt" style:font-size-complex="14pt"/>
    </style:style>
    <style:style style:name="P174" style:family="paragraph" style:parent-style-name="Standard">
      <style:text-properties fo:color="#3465a4" loext:opacity="100%" fo:font-size="14pt" officeooo:rsid="0002a87e" officeooo:paragraph-rsid="0065f920" style:font-size-asian="12.25pt" style:font-size-complex="14pt"/>
    </style:style>
    <style:style style:name="P175" style:family="paragraph" style:parent-style-name="Standard">
      <style:text-properties fo:color="#00a933" loext:opacity="100%" fo:font-size="14pt" officeooo:rsid="0002a87e" officeooo:paragraph-rsid="0002a87e" style:font-size-asian="12.25pt" style:font-size-complex="14pt"/>
    </style:style>
    <style:style style:name="P176" style:family="paragraph" style:parent-style-name="Standard">
      <style:text-properties fo:color="#00a933" loext:opacity="100%" fo:font-size="14pt" officeooo:rsid="0002a87e" officeooo:paragraph-rsid="000fa95e" style:font-size-asian="12.25pt" style:font-size-complex="14pt"/>
    </style:style>
    <style:style style:name="P177" style:family="paragraph" style:parent-style-name="Standard">
      <style:text-properties fo:color="#00a933" loext:opacity="100%" fo:font-size="14pt" officeooo:rsid="0002a87e" officeooo:paragraph-rsid="00116ad9" style:font-size-asian="12.25pt" style:font-size-complex="14pt"/>
    </style:style>
    <style:style style:name="P178" style:family="paragraph" style:parent-style-name="Standard">
      <style:text-properties fo:color="#00a933" loext:opacity="100%" fo:font-size="14pt" officeooo:rsid="0002a87e" officeooo:paragraph-rsid="0018a6b3" style:font-size-asian="12.25pt" style:font-size-complex="14pt"/>
    </style:style>
    <style:style style:name="P179" style:family="paragraph" style:parent-style-name="Standard">
      <style:text-properties fo:color="#00a933" loext:opacity="100%" fo:font-size="14pt" officeooo:rsid="0002a87e" officeooo:paragraph-rsid="001f3799" style:font-size-asian="12.25pt" style:font-size-complex="14pt"/>
    </style:style>
    <style:style style:name="P180" style:family="paragraph" style:parent-style-name="Standard">
      <style:text-properties fo:color="#00a933" loext:opacity="100%" fo:font-size="14pt" officeooo:rsid="0002a87e" officeooo:paragraph-rsid="0021ea27" style:font-size-asian="12.25pt" style:font-size-complex="14pt"/>
    </style:style>
    <style:style style:name="P181" style:family="paragraph" style:parent-style-name="Standard">
      <style:text-properties fo:color="#00a933" loext:opacity="100%" fo:font-size="14pt" officeooo:rsid="0002a87e" officeooo:paragraph-rsid="002433cf" style:font-size-asian="12.25pt" style:font-size-complex="14pt"/>
    </style:style>
    <style:style style:name="P182" style:family="paragraph" style:parent-style-name="Standard">
      <style:text-properties fo:color="#00a933" loext:opacity="100%" fo:font-size="14pt" officeooo:rsid="0002a87e" officeooo:paragraph-rsid="0024ac09" style:font-size-asian="12.25pt" style:font-size-complex="14pt"/>
    </style:style>
    <style:style style:name="P183" style:family="paragraph" style:parent-style-name="Standard">
      <style:text-properties fo:color="#00a933" loext:opacity="100%" fo:font-size="14pt" officeooo:rsid="0002a87e" officeooo:paragraph-rsid="00259ec8" style:font-size-asian="12.25pt" style:font-size-complex="14pt"/>
    </style:style>
    <style:style style:name="P184" style:family="paragraph" style:parent-style-name="Standard">
      <style:text-properties fo:color="#00a933" loext:opacity="100%" fo:font-size="14pt" officeooo:rsid="0002a87e" officeooo:paragraph-rsid="002a8d53" style:font-size-asian="12.25pt" style:font-size-complex="14pt"/>
    </style:style>
    <style:style style:name="P185" style:family="paragraph" style:parent-style-name="Standard">
      <style:text-properties fo:color="#00a933" loext:opacity="100%" fo:font-size="14pt" officeooo:rsid="0002a87e" officeooo:paragraph-rsid="001d4ee3" style:font-size-asian="12.25pt" style:font-size-complex="14pt"/>
    </style:style>
    <style:style style:name="P186" style:family="paragraph" style:parent-style-name="Standard">
      <style:text-properties fo:color="#00a933" loext:opacity="100%" fo:font-size="14pt" officeooo:rsid="0002a87e" officeooo:paragraph-rsid="001bec46" style:font-size-asian="12.25pt" style:font-size-complex="14pt"/>
    </style:style>
    <style:style style:name="P187" style:family="paragraph" style:parent-style-name="Standard">
      <style:text-properties fo:color="#00a933" loext:opacity="100%" fo:font-size="14pt" officeooo:rsid="0002a87e" officeooo:paragraph-rsid="00336cbb" style:font-size-asian="12.25pt" style:font-size-complex="14pt"/>
    </style:style>
    <style:style style:name="P188" style:family="paragraph" style:parent-style-name="Standard">
      <style:text-properties fo:color="#00a933" loext:opacity="100%" fo:font-size="14pt" officeooo:rsid="0002a87e" officeooo:paragraph-rsid="00352ac8" style:font-size-asian="12.25pt" style:font-size-complex="14pt"/>
    </style:style>
    <style:style style:name="P189" style:family="paragraph" style:parent-style-name="Standard">
      <style:text-properties fo:color="#00a933" loext:opacity="100%" fo:font-size="14pt" officeooo:rsid="0002a87e" officeooo:paragraph-rsid="000cd753" style:font-size-asian="12.25pt" style:font-size-complex="14pt"/>
    </style:style>
    <style:style style:name="P190" style:family="paragraph" style:parent-style-name="Standard">
      <style:text-properties fo:color="#00a933" loext:opacity="100%" fo:font-size="14pt" officeooo:rsid="0002a87e" officeooo:paragraph-rsid="00378f6c" style:font-size-asian="12.25pt" style:font-size-complex="14pt"/>
    </style:style>
    <style:style style:name="P191" style:family="paragraph" style:parent-style-name="Standard">
      <style:text-properties fo:color="#00a933" loext:opacity="100%" fo:font-size="14pt" officeooo:rsid="0002a87e" officeooo:paragraph-rsid="003bed0d" style:font-size-asian="12.25pt" style:font-size-complex="14pt"/>
    </style:style>
    <style:style style:name="P192" style:family="paragraph" style:parent-style-name="Standard">
      <style:text-properties fo:color="#00a933" loext:opacity="100%" fo:font-size="14pt" officeooo:rsid="0002a87e" officeooo:paragraph-rsid="003e2ae5" style:font-size-asian="12.25pt" style:font-size-complex="14pt"/>
    </style:style>
    <style:style style:name="P193" style:family="paragraph" style:parent-style-name="Standard">
      <style:text-properties fo:color="#00a933" loext:opacity="100%" fo:font-size="14pt" officeooo:rsid="0002a87e" officeooo:paragraph-rsid="004f14a9" style:font-size-asian="12.25pt" style:font-size-complex="14pt"/>
    </style:style>
    <style:style style:name="P194" style:family="paragraph" style:parent-style-name="Standard">
      <style:text-properties fo:color="#00a933" loext:opacity="100%" fo:font-size="14pt" officeooo:rsid="0002a87e" officeooo:paragraph-rsid="0069c9a2" style:font-size-asian="12.25pt" style:font-size-complex="14pt"/>
    </style:style>
    <style:style style:name="P195" style:family="paragraph" style:parent-style-name="Standard">
      <style:text-properties fo:color="#00a933" loext:opacity="100%" fo:font-size="14pt" officeooo:rsid="0002a87e" officeooo:paragraph-rsid="006aad7a" style:font-size-asian="12.25pt" style:font-size-complex="14pt"/>
    </style:style>
    <style:style style:name="P196" style:family="paragraph" style:parent-style-name="Standard">
      <style:text-properties fo:color="#00a933" loext:opacity="100%" fo:font-size="14pt" officeooo:rsid="0002a87e" officeooo:paragraph-rsid="0024ae90" style:font-size-asian="12.25pt" style:font-size-complex="14pt"/>
    </style:style>
    <style:style style:name="P197" style:family="paragraph" style:parent-style-name="Standard">
      <style:text-properties fo:color="#00a933" loext:opacity="100%" fo:font-size="14pt" officeooo:rsid="0036d212" officeooo:paragraph-rsid="00445def" style:font-size-asian="12.25pt" style:font-size-complex="14pt"/>
    </style:style>
    <style:style style:name="P198" style:family="paragraph" style:parent-style-name="Standard">
      <style:text-properties fo:color="#00a933" loext:opacity="100%" fo:font-size="14pt" officeooo:rsid="0036d212" officeooo:paragraph-rsid="004a4660" style:font-size-asian="12.25pt" style:font-size-complex="14pt"/>
    </style:style>
    <style:style style:name="P199" style:family="paragraph" style:parent-style-name="Standard">
      <style:text-properties fo:color="#00a933" loext:opacity="100%" fo:font-size="14pt" officeooo:rsid="0036d212" officeooo:paragraph-rsid="004c2feb" style:font-size-asian="12.25pt" style:font-size-complex="14pt"/>
    </style:style>
    <style:style style:name="P200" style:family="paragraph" style:parent-style-name="Standard">
      <style:text-properties fo:color="#00a933" loext:opacity="100%" fo:font-size="14pt" officeooo:rsid="0036d212" officeooo:paragraph-rsid="004d963f" style:font-size-asian="12.25pt" style:font-size-complex="14pt"/>
    </style:style>
    <style:style style:name="P201" style:family="paragraph" style:parent-style-name="Standard">
      <style:text-properties fo:color="#00a933" loext:opacity="100%" fo:font-size="14pt" officeooo:rsid="0036d212" officeooo:paragraph-rsid="00475449" style:font-size-asian="12.25pt" style:font-size-complex="14pt"/>
    </style:style>
    <style:style style:name="P202" style:family="paragraph" style:parent-style-name="Standard">
      <style:text-properties fo:color="#00a933" loext:opacity="100%" fo:font-size="14pt" officeooo:rsid="0036d212" officeooo:paragraph-rsid="00503fc4" style:font-size-asian="12.25pt" style:font-size-complex="14pt"/>
    </style:style>
    <style:style style:name="P203" style:family="paragraph" style:parent-style-name="Standard">
      <style:text-properties fo:color="#00a933" loext:opacity="100%" fo:font-size="14pt" officeooo:rsid="0036d212" officeooo:paragraph-rsid="00551df9" style:font-size-asian="12.25pt" style:font-size-complex="14pt"/>
    </style:style>
    <style:style style:name="P204" style:family="paragraph" style:parent-style-name="Standard">
      <style:text-properties fo:color="#00a933" loext:opacity="100%" fo:font-size="14pt" officeooo:rsid="0036d212" officeooo:paragraph-rsid="0057c67f" style:font-size-asian="12.25pt" style:font-size-complex="14pt"/>
    </style:style>
    <style:style style:name="P205" style:family="paragraph" style:parent-style-name="Standard">
      <style:text-properties fo:color="#00a933" loext:opacity="100%" fo:font-size="14pt" officeooo:rsid="0036d212" officeooo:paragraph-rsid="005b70ee" style:font-size-asian="12.25pt" style:font-size-complex="14pt"/>
    </style:style>
    <style:style style:name="P206" style:family="paragraph" style:parent-style-name="Standard">
      <style:text-properties fo:color="#00a933" loext:opacity="100%" fo:font-size="14pt" officeooo:rsid="0036d212" officeooo:paragraph-rsid="006034e0" style:font-size-asian="12.25pt" style:font-size-complex="14pt"/>
    </style:style>
    <style:style style:name="P207" style:family="paragraph" style:parent-style-name="Standard">
      <style:text-properties fo:color="#00a933" loext:opacity="100%" fo:font-size="14pt" officeooo:rsid="0036d212" officeooo:paragraph-rsid="0064042d" style:font-size-asian="12.25pt" style:font-size-complex="14pt"/>
    </style:style>
    <style:style style:name="P208" style:family="paragraph" style:parent-style-name="Standard">
      <style:text-properties fo:color="#00a933" loext:opacity="100%" fo:font-size="14pt" officeooo:rsid="0036d212" officeooo:paragraph-rsid="006e6b97" style:font-size-asian="12.25pt" style:font-size-complex="14pt"/>
    </style:style>
    <style:style style:name="P209" style:family="paragraph" style:parent-style-name="Standard">
      <style:text-properties fo:color="#00a933" loext:opacity="100%" fo:font-size="14pt" officeooo:rsid="0036d212" officeooo:paragraph-rsid="007300a0" style:font-size-asian="12.25pt" style:font-size-complex="14pt"/>
    </style:style>
    <style:style style:name="P210" style:family="paragraph" style:parent-style-name="Standard">
      <style:text-properties fo:color="#00a933" loext:opacity="100%" fo:font-size="14pt" officeooo:rsid="0036d212" officeooo:paragraph-rsid="00764a61" style:font-size-asian="12.25pt" style:font-size-complex="14pt"/>
    </style:style>
    <style:style style:name="P211" style:family="paragraph" style:parent-style-name="Standard">
      <style:text-properties fo:color="#00a933" loext:opacity="100%" fo:font-size="14pt" officeooo:rsid="0036d212" officeooo:paragraph-rsid="0076ca16" style:font-size-asian="12.25pt" style:font-size-complex="14pt"/>
    </style:style>
    <style:style style:name="P212" style:family="paragraph" style:parent-style-name="Standard">
      <style:text-properties fo:color="#00a933" loext:opacity="100%" fo:font-size="14pt" officeooo:rsid="0036d212" officeooo:paragraph-rsid="0077adb5" style:font-size-asian="12.25pt" style:font-size-complex="14pt"/>
    </style:style>
    <style:style style:name="P213" style:family="paragraph" style:parent-style-name="Standard">
      <style:text-properties fo:color="#00a933" loext:opacity="100%" fo:font-size="14pt" officeooo:rsid="0036d212" officeooo:paragraph-rsid="0078981d" style:font-size-asian="12.25pt" style:font-size-complex="14pt"/>
    </style:style>
    <style:style style:name="P214" style:family="paragraph" style:parent-style-name="Standard">
      <style:text-properties fo:color="#00a933" loext:opacity="100%" fo:font-size="14pt" officeooo:rsid="0036d212" officeooo:paragraph-rsid="007e285f" style:font-size-asian="12.25pt" style:font-size-complex="14pt"/>
    </style:style>
    <style:style style:name="P215" style:family="paragraph" style:parent-style-name="Standard">
      <style:text-properties fo:color="#00a933" loext:opacity="100%" fo:font-size="14pt" officeooo:rsid="0036d212" officeooo:paragraph-rsid="007942f5" style:font-size-asian="12.25pt" style:font-size-complex="14pt"/>
    </style:style>
    <style:style style:name="P216" style:family="paragraph" style:parent-style-name="Standard">
      <style:text-properties fo:color="#00a933" loext:opacity="100%" fo:font-size="14pt" officeooo:rsid="0024ac09" officeooo:paragraph-rsid="00259ec8" style:font-size-asian="12.25pt" style:font-size-complex="14pt"/>
    </style:style>
    <style:style style:name="P217" style:family="paragraph" style:parent-style-name="Standard">
      <style:text-properties fo:color="#00a933" loext:opacity="100%" fo:font-size="14pt" officeooo:rsid="0081d4ff" officeooo:paragraph-rsid="0086ae63" style:font-size-asian="12.25pt" style:font-size-complex="14pt"/>
    </style:style>
    <style:style style:name="P218" style:family="paragraph" style:parent-style-name="Standard">
      <style:text-properties fo:color="#00a933" loext:opacity="100%" fo:font-size="14pt" officeooo:rsid="0081d4ff" officeooo:paragraph-rsid="00875e6a" style:font-size-asian="12.25pt" style:font-size-complex="14pt"/>
    </style:style>
    <style:style style:name="P219" style:family="paragraph" style:parent-style-name="Standard">
      <style:text-properties fo:color="#00a933" loext:opacity="100%" fo:font-size="14pt" officeooo:rsid="0081d4ff" officeooo:paragraph-rsid="00835163" style:font-size-asian="12.25pt" style:font-size-complex="14pt"/>
    </style:style>
    <style:style style:name="P220" style:family="paragraph" style:parent-style-name="Standard">
      <style:text-properties fo:color="#00a933" loext:opacity="100%" fo:font-size="14pt" officeooo:rsid="0081d4ff" officeooo:paragraph-rsid="0081d4ff" style:font-size-asian="12.25pt" style:font-size-complex="14pt"/>
    </style:style>
    <style:style style:name="P221" style:family="paragraph" style:parent-style-name="Standard">
      <style:text-properties fo:color="#00a933" loext:opacity="100%" fo:font-size="14pt" officeooo:rsid="0081d4ff" officeooo:paragraph-rsid="008b3f5b" style:font-size-asian="12.25pt" style:font-size-complex="14pt"/>
    </style:style>
    <style:style style:name="P222" style:family="paragraph" style:parent-style-name="Standard">
      <style:text-properties fo:color="#00a933" loext:opacity="100%" fo:font-size="14pt" officeooo:rsid="0081d4ff" officeooo:paragraph-rsid="008cd0f7" style:font-size-asian="12.25pt" style:font-size-complex="14pt"/>
    </style:style>
    <style:style style:name="P223" style:family="paragraph" style:parent-style-name="Standard">
      <style:text-properties fo:color="#00a933" loext:opacity="100%" fo:font-size="14pt" officeooo:rsid="0081d4ff" officeooo:paragraph-rsid="008e5980" style:font-size-asian="12.25pt" style:font-size-complex="14pt"/>
    </style:style>
    <style:style style:name="P224" style:family="paragraph" style:parent-style-name="Standard">
      <style:text-properties fo:color="#00a933" loext:opacity="100%" fo:font-size="14pt" officeooo:rsid="0081d4ff" officeooo:paragraph-rsid="008f88ac" style:font-size-asian="12.25pt" style:font-size-complex="14pt"/>
    </style:style>
    <style:style style:name="P225" style:family="paragraph" style:parent-style-name="Standard">
      <style:text-properties fo:color="#00a933" loext:opacity="100%" fo:font-size="14pt" officeooo:rsid="0081d4ff" officeooo:paragraph-rsid="00911e7b" style:font-size-asian="12.25pt" style:font-size-complex="14pt"/>
    </style:style>
    <style:style style:name="P226" style:family="paragraph" style:parent-style-name="Standard">
      <style:text-properties fo:color="#00a933" loext:opacity="100%" fo:font-size="14pt" officeooo:rsid="0081d4ff" officeooo:paragraph-rsid="00915436" style:font-size-asian="12.25pt" style:font-size-complex="14pt"/>
    </style:style>
    <style:style style:name="P227" style:family="paragraph" style:parent-style-name="Standard">
      <style:text-properties fo:color="#00a933" loext:opacity="100%" fo:font-size="14pt" officeooo:rsid="0081d4ff" officeooo:paragraph-rsid="0091dab2" style:font-size-asian="12.25pt" style:font-size-complex="14pt"/>
    </style:style>
    <style:style style:name="P228" style:family="paragraph" style:parent-style-name="Standard">
      <style:text-properties fo:color="#00a933" loext:opacity="100%" fo:font-size="14pt" officeooo:rsid="0081d4ff" officeooo:paragraph-rsid="00946e45" style:font-size-asian="12.25pt" style:font-size-complex="14pt"/>
    </style:style>
    <style:style style:name="P229" style:family="paragraph" style:parent-style-name="Standard">
      <style:text-properties fo:color="#00a933" loext:opacity="100%" fo:font-size="14pt" officeooo:rsid="0081d4ff" officeooo:paragraph-rsid="0095ba24" style:font-size-asian="12.25pt" style:font-size-complex="14pt"/>
    </style:style>
    <style:style style:name="P230" style:family="paragraph" style:parent-style-name="Standard">
      <style:text-properties fo:color="#00a933" loext:opacity="100%" fo:font-size="14pt" officeooo:rsid="0081d4ff" officeooo:paragraph-rsid="00964b42" style:font-size-asian="12.25pt" style:font-size-complex="14pt"/>
    </style:style>
    <style:style style:name="P231" style:family="paragraph" style:parent-style-name="Standard">
      <style:text-properties fo:color="#00a933" loext:opacity="100%" fo:font-size="14pt" officeooo:rsid="0081d4ff" officeooo:paragraph-rsid="00974f9c" style:font-size-asian="12.25pt" style:font-size-complex="14pt"/>
    </style:style>
    <style:style style:name="P232" style:family="paragraph" style:parent-style-name="Standard">
      <style:text-properties fo:color="#00a933" loext:opacity="100%" fo:font-size="14pt" officeooo:rsid="0081d4ff" officeooo:paragraph-rsid="0099478a" style:font-size-asian="12.25pt" style:font-size-complex="14pt"/>
    </style:style>
    <style:style style:name="P233" style:family="paragraph" style:parent-style-name="Standard">
      <style:text-properties fo:color="#00a933" loext:opacity="100%" fo:font-size="14pt" officeooo:rsid="0081d4ff" officeooo:paragraph-rsid="009aac0d" style:font-size-asian="12.25pt" style:font-size-complex="14pt"/>
    </style:style>
    <style:style style:name="P234" style:family="paragraph" style:parent-style-name="Standard">
      <style:text-properties fo:color="#00a933" loext:opacity="100%" fo:font-size="14pt" officeooo:rsid="0081d4ff" officeooo:paragraph-rsid="009c7b29" style:font-size-asian="12.25pt" style:font-size-complex="14pt"/>
    </style:style>
    <style:style style:name="P235" style:family="paragraph" style:parent-style-name="Standard">
      <style:text-properties fo:color="#00a933" loext:opacity="100%" fo:font-size="14pt" officeooo:rsid="0081d4ff" officeooo:paragraph-rsid="009f3767" style:font-size-asian="12.25pt" style:font-size-complex="14pt"/>
    </style:style>
    <style:style style:name="P236" style:family="paragraph" style:parent-style-name="Standard">
      <style:text-properties fo:color="#00a933" loext:opacity="100%" fo:font-size="14pt" officeooo:rsid="0081d4ff" officeooo:paragraph-rsid="00a08b45" style:font-size-asian="12.25pt" style:font-size-complex="14pt"/>
    </style:style>
    <style:style style:name="P237" style:family="paragraph" style:parent-style-name="Standard">
      <style:text-properties fo:color="#00a933" loext:opacity="100%" fo:font-size="14pt" officeooo:rsid="0081d4ff" officeooo:paragraph-rsid="00a9e7e9" style:font-size-asian="12.25pt" style:font-size-complex="14pt"/>
    </style:style>
    <style:style style:name="P238" style:family="paragraph" style:parent-style-name="Standard">
      <style:text-properties fo:color="#00a933" loext:opacity="100%" fo:font-size="14pt" officeooo:rsid="0081d4ff" officeooo:paragraph-rsid="00ab848f" style:font-size-asian="12.25pt" style:font-size-complex="14pt"/>
    </style:style>
    <style:style style:name="P239" style:family="paragraph" style:parent-style-name="Standard">
      <style:text-properties fo:color="#00a933" loext:opacity="100%" fo:font-size="14pt" officeooo:rsid="0081d4ff" officeooo:paragraph-rsid="00ac5fbd" style:font-size-asian="12.25pt" style:font-size-complex="14pt"/>
    </style:style>
    <style:style style:name="P240" style:family="paragraph" style:parent-style-name="Standard">
      <style:text-properties fo:color="#00a933" loext:opacity="100%" fo:font-size="14pt" officeooo:rsid="0081d4ff" officeooo:paragraph-rsid="00adf557" style:font-size-asian="12.25pt" style:font-size-complex="14pt"/>
    </style:style>
    <style:style style:name="P241" style:family="paragraph" style:parent-style-name="Standard">
      <style:text-properties fo:color="#00a933" loext:opacity="100%" fo:font-size="14pt" officeooo:rsid="0081d4ff" officeooo:paragraph-rsid="00afc1af" style:font-size-asian="12.25pt" style:font-size-complex="14pt"/>
    </style:style>
    <style:style style:name="P242" style:family="paragraph" style:parent-style-name="Standard">
      <style:text-properties fo:color="#00a933" loext:opacity="100%" fo:font-size="14pt" officeooo:rsid="0081d4ff" officeooo:paragraph-rsid="00b2c153" style:font-size-asian="12.25pt" style:font-size-complex="14pt"/>
    </style:style>
    <style:style style:name="P243" style:family="paragraph" style:parent-style-name="Standard">
      <style:text-properties fo:color="#00a933" loext:opacity="100%" fo:font-size="14pt" officeooo:rsid="0081d4ff" officeooo:paragraph-rsid="00b72fe2" style:font-size-asian="12.25pt" style:font-size-complex="14pt"/>
    </style:style>
    <style:style style:name="P244" style:family="paragraph" style:parent-style-name="Standard">
      <style:text-properties fo:color="#00a933" loext:opacity="100%" fo:font-size="14pt" officeooo:rsid="0081d4ff" officeooo:paragraph-rsid="00ba8b75" style:font-size-asian="12.25pt" style:font-size-complex="14pt"/>
    </style:style>
    <style:style style:name="P245" style:family="paragraph" style:parent-style-name="Standard">
      <style:text-properties fo:color="#00a933" loext:opacity="100%" fo:font-size="14pt" officeooo:rsid="0081d4ff" officeooo:paragraph-rsid="00bbf35b" style:font-size-asian="12.25pt" style:font-size-complex="14pt"/>
    </style:style>
    <style:style style:name="P246" style:family="paragraph" style:parent-style-name="Standard">
      <style:text-properties fo:color="#00a933" loext:opacity="100%" fo:font-size="14pt" officeooo:rsid="0086ae63" officeooo:paragraph-rsid="0086ae63" style:font-size-asian="12.25pt" style:font-size-complex="14pt"/>
    </style:style>
    <style:style style:name="P247" style:family="paragraph" style:parent-style-name="Standard">
      <style:text-properties fo:color="#00a933" loext:opacity="100%" fo:font-size="14pt" officeooo:rsid="008800c2" officeooo:paragraph-rsid="008800c2" style:font-size-asian="12.25pt" style:font-size-complex="14pt"/>
    </style:style>
    <style:style style:name="P248" style:family="paragraph" style:parent-style-name="Standard">
      <style:text-properties fo:color="#00a933" loext:opacity="100%" fo:font-size="14pt" officeooo:rsid="008920c5" officeooo:paragraph-rsid="008920c5" style:font-size-asian="12.25pt" style:font-size-complex="14pt"/>
    </style:style>
    <style:style style:name="P249" style:family="paragraph" style:parent-style-name="Standard">
      <style:text-properties fo:color="#00a933" loext:opacity="100%" fo:font-size="14pt" officeooo:rsid="008f2e5d" officeooo:paragraph-rsid="008f2e5d" style:font-size-asian="12.25pt" style:font-size-complex="14pt"/>
    </style:style>
    <style:style style:name="P250" style:family="paragraph" style:parent-style-name="Standard">
      <style:text-properties fo:color="#00a933" loext:opacity="100%" fo:font-size="14pt" officeooo:rsid="008f2e5d" officeooo:paragraph-rsid="008f88ac" style:font-size-asian="12.25pt" style:font-size-complex="14pt"/>
    </style:style>
    <style:style style:name="P251" style:family="paragraph" style:parent-style-name="Standard">
      <style:text-properties fo:color="#00a933" loext:opacity="100%" fo:font-size="14pt" officeooo:rsid="008f2e5d" officeooo:paragraph-rsid="00911e7b" style:font-size-asian="12.25pt" style:font-size-complex="14pt"/>
    </style:style>
    <style:style style:name="P252" style:family="paragraph" style:parent-style-name="Standard">
      <style:text-properties fo:color="#00a933" loext:opacity="100%" fo:font-size="14pt" officeooo:rsid="008f2e5d" officeooo:paragraph-rsid="00964b42" style:font-size-asian="12.25pt" style:font-size-complex="14pt"/>
    </style:style>
    <style:style style:name="P253" style:family="paragraph" style:parent-style-name="Standard">
      <style:text-properties fo:color="#00a933" loext:opacity="100%" fo:font-size="14pt" officeooo:rsid="008f2e5d" officeooo:paragraph-rsid="0099478a" style:font-size-asian="12.25pt" style:font-size-complex="14pt"/>
    </style:style>
    <style:style style:name="P254" style:family="paragraph" style:parent-style-name="Standard">
      <style:text-properties fo:color="#00a933" loext:opacity="100%" fo:font-size="14pt" officeooo:rsid="00915436" officeooo:paragraph-rsid="00915436" style:font-size-asian="12.25pt" style:font-size-complex="14pt"/>
    </style:style>
    <style:style style:name="P255" style:family="paragraph" style:parent-style-name="Standard">
      <style:text-properties fo:color="#00a933" loext:opacity="100%" fo:font-size="14pt" officeooo:rsid="0091dab2" officeooo:paragraph-rsid="0091dab2" style:font-size-asian="12.25pt" style:font-size-complex="14pt"/>
    </style:style>
    <style:style style:name="P256" style:family="paragraph" style:parent-style-name="Standard">
      <style:text-properties fo:color="#00a933" loext:opacity="100%" fo:font-size="14pt" officeooo:rsid="0091dab2" officeooo:paragraph-rsid="00946e45" style:font-size-asian="12.25pt" style:font-size-complex="14pt"/>
    </style:style>
    <style:style style:name="P257" style:family="paragraph" style:parent-style-name="Standard">
      <style:text-properties fo:color="#00a933" loext:opacity="100%" fo:font-size="14pt" officeooo:rsid="0091dab2" officeooo:paragraph-rsid="0095ba24" style:font-size-asian="12.25pt" style:font-size-complex="14pt"/>
    </style:style>
    <style:style style:name="P258" style:family="paragraph" style:parent-style-name="Standard">
      <style:text-properties fo:color="#00a933" loext:opacity="100%" fo:font-size="14pt" officeooo:rsid="00a58e2c" officeooo:paragraph-rsid="00a68694" style:font-size-asian="12.25pt" style:font-size-complex="14pt"/>
    </style:style>
    <style:style style:name="P259" style:family="paragraph" style:parent-style-name="Standard">
      <style:text-properties fo:color="#00a933" loext:opacity="100%" fo:font-size="14pt" officeooo:rsid="00a81629" officeooo:paragraph-rsid="00a81629" style:font-size-asian="12.25pt" style:font-size-complex="14pt"/>
    </style:style>
    <style:style style:name="P260" style:family="paragraph" style:parent-style-name="Standard">
      <style:text-properties fo:color="#00a933" loext:opacity="100%" fo:font-size="14pt" officeooo:rsid="00a9a768" officeooo:paragraph-rsid="00a9a768" style:font-size-asian="12.25pt" style:font-size-complex="14pt"/>
    </style:style>
    <style:style style:name="P261" style:family="paragraph" style:parent-style-name="Standard">
      <style:text-properties fo:color="#00a933" loext:opacity="100%" fo:font-size="14pt" officeooo:rsid="00ba8b75" officeooo:paragraph-rsid="00ba8b75" style:font-size-asian="12.25pt" style:font-size-complex="14pt"/>
    </style:style>
    <style:style style:name="P262" style:family="paragraph" style:parent-style-name="Standard">
      <style:text-properties fo:color="#00a933" loext:opacity="100%" fo:font-size="14pt" officeooo:rsid="00bbf35b" officeooo:paragraph-rsid="00bbf35b" style:font-size-asian="12.25pt" style:font-size-complex="14pt"/>
    </style:style>
    <style:style style:name="P263" style:family="paragraph" style:parent-style-name="Standard">
      <style:text-properties fo:color="#2a6099" loext:opacity="100%" fo:font-size="14pt" officeooo:rsid="0002a87e" officeooo:paragraph-rsid="00475449" style:font-size-asian="12.25pt" style:font-size-complex="14pt"/>
    </style:style>
    <style:style style:name="P264" style:family="paragraph" style:parent-style-name="Standard">
      <style:text-properties fo:color="#2a6099" loext:opacity="100%" fo:font-size="14pt" officeooo:rsid="0002a87e" officeooo:paragraph-rsid="006034e0" style:font-size-asian="12.25pt" style:font-size-complex="14pt"/>
    </style:style>
    <style:style style:name="P265" style:family="paragraph" style:parent-style-name="Standard">
      <style:text-properties fo:color="#2a6099" loext:opacity="100%" fo:font-size="14pt" officeooo:rsid="0002a87e" officeooo:paragraph-rsid="0064042d" style:font-size-asian="12.25pt" style:font-size-complex="14pt"/>
    </style:style>
    <style:style style:name="P266" style:family="paragraph" style:parent-style-name="Standard">
      <style:text-properties fo:color="#2a6099" loext:opacity="100%" fo:font-size="14pt" officeooo:rsid="0002a87e" officeooo:paragraph-rsid="0065f920" style:font-size-asian="12.25pt" style:font-size-complex="14pt"/>
    </style:style>
    <style:style style:name="P267" style:family="paragraph" style:parent-style-name="Standard">
      <style:text-properties fo:color="#2a6099" loext:opacity="100%" fo:font-size="14pt" officeooo:rsid="0002a87e" officeooo:paragraph-rsid="0066f236" style:font-size-asian="12.25pt" style:font-size-complex="14pt"/>
    </style:style>
    <style:style style:name="P268" style:family="paragraph" style:parent-style-name="Standard">
      <style:text-properties fo:color="#2a6099" loext:opacity="100%" fo:font-size="14pt" officeooo:rsid="0002a87e" officeooo:paragraph-rsid="006770b0" style:font-size-asian="12.25pt" style:font-size-complex="14pt"/>
    </style:style>
    <style:style style:name="P269" style:family="paragraph" style:parent-style-name="Standard">
      <style:text-properties fo:color="#2a6099" loext:opacity="100%" fo:font-size="14pt" officeooo:rsid="0002a87e" officeooo:paragraph-rsid="00680d56" style:font-size-asian="12.25pt" style:font-size-complex="14pt"/>
    </style:style>
    <style:style style:name="P270" style:family="paragraph" style:parent-style-name="Standard">
      <style:text-properties fo:color="#2a6099" loext:opacity="100%" fo:font-size="14pt" officeooo:rsid="0002a87e" officeooo:paragraph-rsid="0068c158" style:font-size-asian="12.25pt" style:font-size-complex="14pt"/>
    </style:style>
    <style:style style:name="P271" style:family="paragraph" style:parent-style-name="Standard">
      <style:text-properties fo:color="#2a6099" loext:opacity="100%" fo:font-size="14pt" officeooo:rsid="0002a87e" officeooo:paragraph-rsid="0069c9a2" style:font-size-asian="12.25pt" style:font-size-complex="14pt"/>
    </style:style>
    <style:style style:name="P272" style:family="paragraph" style:parent-style-name="Standard">
      <style:text-properties fo:color="#2a6099" loext:opacity="100%" fo:font-size="14pt" officeooo:rsid="0002a87e" officeooo:paragraph-rsid="00764a61" style:font-size-asian="12.25pt" style:font-size-complex="14pt"/>
    </style:style>
    <style:style style:name="P273" style:family="paragraph" style:parent-style-name="Standard">
      <style:text-properties fo:color="#2a6099" loext:opacity="100%" fo:font-size="14pt" officeooo:rsid="0002a87e" officeooo:paragraph-rsid="0076ca16" style:font-size-asian="12.25pt" style:font-size-complex="14pt"/>
    </style:style>
    <style:style style:name="P274" style:family="paragraph" style:parent-style-name="Standard">
      <style:text-properties fo:color="#2a6099" loext:opacity="100%" fo:font-size="14pt" officeooo:rsid="0002a87e" officeooo:paragraph-rsid="0077adb5" style:font-size-asian="12.25pt" style:font-size-complex="14pt"/>
    </style:style>
    <style:style style:name="P275" style:family="paragraph" style:parent-style-name="Standard">
      <style:text-properties fo:color="#2a6099" loext:opacity="100%" fo:font-size="14pt" officeooo:rsid="0002a87e" officeooo:paragraph-rsid="0078981d" style:font-size-asian="12.25pt" style:font-size-complex="14pt"/>
    </style:style>
    <style:style style:name="P276" style:family="paragraph" style:parent-style-name="Standard">
      <style:text-properties fo:color="#2a6099" loext:opacity="100%" fo:font-size="14pt" officeooo:rsid="0002a87e" officeooo:paragraph-rsid="007942f5" style:font-size-asian="12.25pt" style:font-size-complex="14pt"/>
    </style:style>
    <style:style style:name="P277" style:family="paragraph" style:parent-style-name="Standard">
      <style:text-properties fo:color="#2a6099" loext:opacity="100%" fo:font-size="14pt" officeooo:rsid="0002a87e" officeooo:paragraph-rsid="007b8d48" style:font-size-asian="12.25pt" style:font-size-complex="14pt"/>
    </style:style>
    <style:style style:name="P278" style:family="paragraph" style:parent-style-name="Standard">
      <style:text-properties fo:color="#2a6099" loext:opacity="100%" fo:font-size="14pt" officeooo:rsid="0083f691" officeooo:paragraph-rsid="0083f691" style:font-size-asian="12.25pt" style:font-size-complex="14pt"/>
    </style:style>
    <style:style style:name="P279" style:family="paragraph" style:parent-style-name="Standard">
      <style:text-properties fo:color="#2a6099" loext:opacity="100%" fo:font-size="14pt" officeooo:rsid="0083f691" officeooo:paragraph-rsid="0086ae63" style:font-size-asian="12.25pt" style:font-size-complex="14pt"/>
    </style:style>
    <style:style style:name="P280" style:family="paragraph" style:parent-style-name="Standard">
      <style:text-properties fo:color="#2a6099" loext:opacity="100%" fo:font-size="14pt" officeooo:rsid="0083f691" officeooo:paragraph-rsid="00875e6a" style:font-size-asian="12.25pt" style:font-size-complex="14pt"/>
    </style:style>
    <style:style style:name="P281" style:family="paragraph" style:parent-style-name="Standard">
      <style:text-properties fo:color="#2a6099" loext:opacity="100%" fo:font-size="14pt" officeooo:rsid="0083f691" officeooo:paragraph-rsid="008800c2" style:font-size-asian="12.25pt" style:font-size-complex="14pt"/>
    </style:style>
    <style:style style:name="P282" style:family="paragraph" style:parent-style-name="Standard">
      <style:text-properties fo:color="#2a6099" loext:opacity="100%" fo:font-size="14pt" officeooo:rsid="0083f691" officeooo:paragraph-rsid="008cd0f7" style:font-size-asian="12.25pt" style:font-size-complex="14pt"/>
    </style:style>
    <style:style style:name="P283" style:family="paragraph" style:parent-style-name="Standard">
      <style:text-properties fo:color="#2a6099" loext:opacity="100%" fo:font-size="14pt" officeooo:rsid="0083f691" officeooo:paragraph-rsid="008e5980" style:font-size-asian="12.25pt" style:font-size-complex="14pt"/>
    </style:style>
    <style:style style:name="P284" style:family="paragraph" style:parent-style-name="Standard">
      <style:text-properties fo:color="#2a6099" loext:opacity="100%" fo:font-size="14pt" officeooo:rsid="0083f691" officeooo:paragraph-rsid="008f88ac" style:font-size-asian="12.25pt" style:font-size-complex="14pt"/>
    </style:style>
    <style:style style:name="P285" style:family="paragraph" style:parent-style-name="Standard">
      <style:text-properties fo:color="#2a6099" loext:opacity="100%" fo:font-size="14pt" officeooo:rsid="0083f691" officeooo:paragraph-rsid="00911e7b" style:font-size-asian="12.25pt" style:font-size-complex="14pt"/>
    </style:style>
    <style:style style:name="P286" style:family="paragraph" style:parent-style-name="Standard">
      <style:text-properties fo:color="#2a6099" loext:opacity="100%" fo:font-size="14pt" officeooo:rsid="0083f691" officeooo:paragraph-rsid="00915436" style:font-size-asian="12.25pt" style:font-size-complex="14pt"/>
    </style:style>
    <style:style style:name="P287" style:family="paragraph" style:parent-style-name="Standard">
      <style:text-properties fo:color="#2a6099" loext:opacity="100%" fo:font-size="14pt" officeooo:rsid="0083f691" officeooo:paragraph-rsid="0091dab2" style:font-size-asian="12.25pt" style:font-size-complex="14pt"/>
    </style:style>
    <style:style style:name="P288" style:family="paragraph" style:parent-style-name="Standard">
      <style:text-properties fo:color="#2a6099" loext:opacity="100%" fo:font-size="14pt" officeooo:rsid="0083f691" officeooo:paragraph-rsid="00946e45" style:font-size-asian="12.25pt" style:font-size-complex="14pt"/>
    </style:style>
    <style:style style:name="P289" style:family="paragraph" style:parent-style-name="Standard">
      <style:text-properties fo:color="#2a6099" loext:opacity="100%" fo:font-size="14pt" officeooo:rsid="0083f691" officeooo:paragraph-rsid="0095ba24" style:font-size-asian="12.25pt" style:font-size-complex="14pt"/>
    </style:style>
    <style:style style:name="P290" style:family="paragraph" style:parent-style-name="Standard">
      <style:text-properties fo:color="#2a6099" loext:opacity="100%" fo:font-size="14pt" officeooo:rsid="0083f691" officeooo:paragraph-rsid="00964b42" style:font-size-asian="12.25pt" style:font-size-complex="14pt"/>
    </style:style>
    <style:style style:name="P291" style:family="paragraph" style:parent-style-name="Standard">
      <style:text-properties fo:color="#2a6099" loext:opacity="100%" fo:font-size="14pt" officeooo:rsid="0083f691" officeooo:paragraph-rsid="00974f9c" style:font-size-asian="12.25pt" style:font-size-complex="14pt"/>
    </style:style>
    <style:style style:name="P292" style:family="paragraph" style:parent-style-name="Standard">
      <style:text-properties fo:color="#2a6099" loext:opacity="100%" fo:font-size="14pt" officeooo:rsid="0083f691" officeooo:paragraph-rsid="0099478a" style:font-size-asian="12.25pt" style:font-size-complex="14pt"/>
    </style:style>
    <style:style style:name="P293" style:family="paragraph" style:parent-style-name="Standard">
      <style:text-properties fo:color="#2a6099" loext:opacity="100%" fo:font-size="14pt" officeooo:rsid="0083f691" officeooo:paragraph-rsid="009aac0d" style:font-size-asian="12.25pt" style:font-size-complex="14pt"/>
    </style:style>
    <style:style style:name="P294" style:family="paragraph" style:parent-style-name="Standard">
      <style:text-properties fo:color="#2a6099" loext:opacity="100%" fo:font-size="14pt" officeooo:rsid="0083f691" officeooo:paragraph-rsid="009f3767" style:font-size-asian="12.25pt" style:font-size-complex="14pt"/>
    </style:style>
    <style:style style:name="P295" style:family="paragraph" style:parent-style-name="Standard">
      <style:text-properties fo:color="#2a6099" loext:opacity="100%" fo:font-size="14pt" officeooo:rsid="0083f691" officeooo:paragraph-rsid="00a08b45" style:font-size-asian="12.25pt" style:font-size-complex="14pt"/>
    </style:style>
    <style:style style:name="P296" style:family="paragraph" style:parent-style-name="Standard">
      <style:text-properties fo:color="#2a6099" loext:opacity="100%" fo:font-size="14pt" officeooo:rsid="0083f691" officeooo:paragraph-rsid="00a3b8ed" style:font-size-asian="12.25pt" style:font-size-complex="14pt"/>
    </style:style>
    <style:style style:name="P297" style:family="paragraph" style:parent-style-name="Standard">
      <style:text-properties fo:color="#2a6099" loext:opacity="100%" fo:font-size="14pt" officeooo:rsid="0083f691" officeooo:paragraph-rsid="00a68694" style:font-size-asian="12.25pt" style:font-size-complex="14pt"/>
    </style:style>
    <style:style style:name="P298" style:family="paragraph" style:parent-style-name="Standard">
      <style:text-properties fo:color="#2a6099" loext:opacity="100%" fo:font-size="14pt" officeooo:rsid="0083f691" officeooo:paragraph-rsid="00a9e7e9" style:font-size-asian="12.25pt" style:font-size-complex="14pt"/>
    </style:style>
    <style:style style:name="P299" style:family="paragraph" style:parent-style-name="Standard">
      <style:text-properties fo:color="#2a6099" loext:opacity="100%" fo:font-size="14pt" officeooo:rsid="0083f691" officeooo:paragraph-rsid="00ab848f" style:font-size-asian="12.25pt" style:font-size-complex="14pt"/>
    </style:style>
    <style:style style:name="P300" style:family="paragraph" style:parent-style-name="Standard">
      <style:text-properties fo:color="#2a6099" loext:opacity="100%" fo:font-size="14pt" officeooo:rsid="0083f691" officeooo:paragraph-rsid="00ac5fbd" style:font-size-asian="12.25pt" style:font-size-complex="14pt"/>
    </style:style>
    <style:style style:name="P301" style:family="paragraph" style:parent-style-name="Standard">
      <style:text-properties fo:color="#2a6099" loext:opacity="100%" fo:font-size="14pt" officeooo:rsid="0083f691" officeooo:paragraph-rsid="00adf557" style:font-size-asian="12.25pt" style:font-size-complex="14pt"/>
    </style:style>
    <style:style style:name="P302" style:family="paragraph" style:parent-style-name="Standard">
      <style:text-properties fo:color="#2a6099" loext:opacity="100%" fo:font-size="14pt" officeooo:rsid="0083f691" officeooo:paragraph-rsid="00afc1af" style:font-size-asian="12.25pt" style:font-size-complex="14pt"/>
    </style:style>
    <style:style style:name="P303" style:family="paragraph" style:parent-style-name="Standard">
      <style:text-properties fo:color="#2a6099" loext:opacity="100%" fo:font-size="14pt" officeooo:rsid="0083f691" officeooo:paragraph-rsid="00b2c153" style:font-size-asian="12.25pt" style:font-size-complex="14pt"/>
    </style:style>
    <style:style style:name="P304" style:family="paragraph" style:parent-style-name="Standard">
      <style:text-properties fo:color="#2a6099" loext:opacity="100%" fo:font-size="14pt" officeooo:rsid="0083f691" officeooo:paragraph-rsid="00b72fe2" style:font-size-asian="12.25pt" style:font-size-complex="14pt"/>
    </style:style>
    <style:style style:name="P305" style:family="paragraph" style:parent-style-name="Standard">
      <style:text-properties fo:color="#2a6099" loext:opacity="100%" fo:font-size="14pt" officeooo:rsid="0083f691" officeooo:paragraph-rsid="00ba8b75" style:font-size-asian="12.25pt" style:font-size-complex="14pt"/>
    </style:style>
    <style:style style:name="P306" style:family="paragraph" style:parent-style-name="Standard">
      <style:text-properties fo:color="#2a6099" loext:opacity="100%" fo:font-size="14pt" officeooo:rsid="0083f691" officeooo:paragraph-rsid="00bbf35b" style:font-size-asian="12.25pt" style:font-size-complex="14pt"/>
    </style:style>
    <style:style style:name="P307" style:family="paragraph" style:parent-style-name="Standard">
      <style:text-properties fo:color="#2a6099" loext:opacity="100%" fo:font-size="14pt" officeooo:rsid="00964b42" officeooo:paragraph-rsid="00964b42" style:font-size-asian="12.25pt" style:font-size-complex="14pt"/>
    </style:style>
    <style:style style:name="P308" style:family="paragraph" style:parent-style-name="Standard">
      <style:text-properties fo:color="#2a6099" loext:opacity="100%" fo:font-size="14pt" officeooo:rsid="00964b42" officeooo:paragraph-rsid="00974f9c" style:font-size-asian="12.25pt" style:font-size-complex="14pt"/>
    </style:style>
    <style:style style:name="P309"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10"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11"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12"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13"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14"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15"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316"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317"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318" style:family="paragraph" style:parent-style-name="Standard">
      <style:text-properties fo:color="#ff4000" loext:opacity="100%" fo:font-size="14pt" officeooo:rsid="0002a87e" officeooo:paragraph-rsid="002a8d53" style:font-size-asian="12.25pt" style:font-size-complex="14pt"/>
    </style:style>
    <style:style style:name="P319" style:family="paragraph" style:parent-style-name="Standard">
      <style:text-properties fo:color="#ff4000" loext:opacity="100%" fo:font-size="14pt" officeooo:rsid="0002a87e" officeooo:paragraph-rsid="002bd79f" style:font-size-asian="12.25pt" style:font-size-complex="14pt"/>
    </style:style>
    <style:style style:name="P320" style:family="paragraph" style:parent-style-name="Standard">
      <style:text-properties fo:color="#ff4000" loext:opacity="100%" fo:font-size="14pt" officeooo:rsid="0002a87e" officeooo:paragraph-rsid="002efa68" style:font-size-asian="12.25pt" style:font-size-complex="14pt"/>
    </style:style>
    <style:style style:name="P321" style:family="paragraph" style:parent-style-name="Standard">
      <style:text-properties fo:color="#ff4000" loext:opacity="100%" fo:font-size="14pt" officeooo:rsid="0002a87e" officeooo:paragraph-rsid="0042102c" style:font-size-asian="12.25pt" style:font-size-complex="14pt"/>
    </style:style>
    <style:style style:name="P322" style:family="paragraph" style:parent-style-name="Standard">
      <style:text-properties fo:color="#ff0000" loext:opacity="100%" fo:font-size="14pt" officeooo:rsid="0002a87e" officeooo:paragraph-rsid="002a8d53" style:font-size-asian="12.25pt" style:font-size-complex="14pt"/>
    </style:style>
    <style:style style:name="P323" style:family="paragraph" style:parent-style-name="Standard">
      <style:text-properties fo:color="#ff0000" loext:opacity="100%" fo:font-size="14pt" officeooo:rsid="0036d212" officeooo:paragraph-rsid="003e735d" style:font-size-asian="12.25pt" style:font-size-complex="14pt"/>
    </style:style>
    <style:style style:name="P324" style:family="paragraph" style:parent-style-name="Standard">
      <style:text-properties fo:color="#ff0000" loext:opacity="100%" fo:font-size="14pt" officeooo:rsid="0036d212" officeooo:paragraph-rsid="0042102c" style:font-size-asian="12.25pt" style:font-size-complex="14pt"/>
    </style:style>
    <style:style style:name="P325" style:family="paragraph" style:parent-style-name="Standard">
      <style:text-properties fo:color="#ff0000" loext:opacity="100%" fo:font-size="14pt" officeooo:rsid="0036d212" officeooo:paragraph-rsid="00427ec1" style:font-size-asian="12.25pt" style:font-size-complex="14pt"/>
    </style:style>
    <style:style style:name="P326" style:family="paragraph" style:parent-style-name="Standard">
      <style:text-properties fo:color="#ff0000" loext:opacity="100%" fo:font-size="14pt" officeooo:rsid="0036d212" officeooo:paragraph-rsid="00445def" style:font-size-asian="12.25pt" style:font-size-complex="14pt"/>
    </style:style>
    <style:style style:name="P327" style:family="paragraph" style:parent-style-name="Standard">
      <style:text-properties fo:color="#ff0000" loext:opacity="100%" fo:font-size="14pt" officeooo:rsid="0081d4ff" officeooo:paragraph-rsid="0081d4ff" style:font-size-asian="12.25pt" style:font-size-complex="14pt"/>
    </style:style>
    <style:style style:name="P328" style:family="paragraph" style:parent-style-name="Standard">
      <style:text-properties fo:color="#ff0000" loext:opacity="100%" fo:font-size="14pt" officeooo:rsid="0081d4ff" officeooo:paragraph-rsid="00835163" style:font-size-asian="12.25pt" style:font-size-complex="14pt"/>
    </style:style>
    <style:style style:name="P329" style:family="paragraph" style:parent-style-name="Standard">
      <style:text-properties fo:color="#ff0000" loext:opacity="100%" fo:font-size="14pt" officeooo:rsid="0081d4ff" officeooo:paragraph-rsid="008cd0f7" style:font-size-asian="12.25pt" style:font-size-complex="14pt"/>
    </style:style>
    <style:style style:name="P330" style:family="paragraph" style:parent-style-name="Standard">
      <style:text-properties fo:color="#ff0000" loext:opacity="100%" fo:font-size="14pt" officeooo:rsid="0081d4ff" officeooo:paragraph-rsid="008e5980" style:font-size-asian="12.25pt" style:font-size-complex="14pt"/>
    </style:style>
    <style:style style:name="P331" style:family="paragraph" style:parent-style-name="Standard">
      <style:text-properties fo:color="#ff0000" loext:opacity="100%" fo:font-size="14pt" officeooo:rsid="0081d4ff" officeooo:paragraph-rsid="00911e7b" style:font-size-asian="12.25pt" style:font-size-complex="14pt"/>
    </style:style>
    <style:style style:name="P332" style:family="paragraph" style:parent-style-name="Standard">
      <style:text-properties fo:color="#ff0000" loext:opacity="100%" fo:font-size="14pt" officeooo:rsid="00835163" officeooo:paragraph-rsid="00835163" style:font-size-asian="12.25pt" style:font-size-complex="14pt"/>
    </style:style>
    <style:style style:name="P333" style:family="paragraph" style:parent-style-name="Standard">
      <style:text-properties fo:color="#ff0000" loext:opacity="100%" fo:font-size="14pt" officeooo:rsid="0083f691" officeooo:paragraph-rsid="00911e7b" style:font-size-asian="12.25pt" style:font-size-complex="14pt"/>
    </style:style>
    <style:style style:name="P334" style:family="paragraph" style:parent-style-name="Standard">
      <style:text-properties fo:color="#ff0000" loext:opacity="100%" fo:font-size="14pt" officeooo:rsid="0083f691" officeooo:paragraph-rsid="00915436" style:font-size-asian="12.25pt" style:font-size-complex="14pt"/>
    </style:style>
    <style:style style:name="P33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33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33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33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33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34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34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342" style:family="paragraph" style:parent-style-name="Standard">
      <style:text-properties fo:color="#acb20c" loext:opacity="100%" fo:font-size="14pt" officeooo:rsid="0002a87e" officeooo:paragraph-rsid="0015980b" style:font-size-asian="12.25pt" style:font-size-complex="14pt"/>
    </style:style>
    <style:style style:name="P343" style:family="paragraph" style:parent-style-name="Standard">
      <style:text-properties fo:color="#acb20c" loext:opacity="100%" fo:font-size="14pt" officeooo:rsid="0036d212" officeooo:paragraph-rsid="00475449" style:font-size-asian="12.25pt" style:font-size-complex="14pt"/>
    </style:style>
    <style:style style:name="P344" style:family="paragraph" style:parent-style-name="Standard">
      <style:text-properties fo:color="#acb20c" loext:opacity="100%" fo:font-size="14pt" officeooo:rsid="0036d212" officeooo:paragraph-rsid="0075d39a" style:font-size-asian="12.25pt" style:font-size-complex="14pt"/>
    </style:style>
    <style:style style:name="P345" style:family="paragraph" style:parent-style-name="Standard">
      <style:text-properties fo:color="#acb20c" loext:opacity="100%" fo:font-size="14pt" officeooo:rsid="0036d212" officeooo:paragraph-rsid="007ca58b" style:font-size-asian="12.25pt" style:font-size-complex="14pt"/>
    </style:style>
    <style:style style:name="P346"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347"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348"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349"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350" style:family="paragraph" style:parent-style-name="Standard">
      <style:text-properties fo:color="#00a933" loext:opacity="100%" fo:font-size="14pt" officeooo:rsid="0081d4ff" officeooo:paragraph-rsid="00adf557" style:font-size-asian="12.25pt" style:font-size-complex="14pt"/>
    </style:style>
    <style:style style:name="P351"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52"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353" style:family="paragraph" style:parent-style-name="Standard">
      <style:text-properties fo:color="#2a6099" loext:opacity="100%" fo:font-size="14pt" officeooo:rsid="0083f691" officeooo:paragraph-rsid="00bec8ed" style:font-size-asian="12.25pt" style:font-size-complex="14pt"/>
    </style:style>
    <style:style style:name="P354" style:family="paragraph" style:parent-style-name="Standard">
      <style:text-properties fo:color="#2a6099" loext:opacity="100%" fo:font-size="14pt" officeooo:rsid="0083f691" officeooo:paragraph-rsid="00c0a92b" style:font-size-asian="12.25pt" style:font-size-complex="14pt"/>
    </style:style>
    <style:style style:name="P355" style:family="paragraph" style:parent-style-name="Standard">
      <style:text-properties style:use-window-font-color="true" loext:opacity="0%" fo:font-size="14pt" officeooo:rsid="0081d4ff" officeooo:paragraph-rsid="00bec8ed" style:font-size-asian="12.25pt" style:font-size-complex="14pt"/>
    </style:style>
    <style:style style:name="P356" style:family="paragraph" style:parent-style-name="Standard">
      <style:text-properties fo:color="#c9211e" loext:opacity="100%" fo:font-size="14pt" officeooo:rsid="0081d4ff" officeooo:paragraph-rsid="00bec8ed" style:font-size-asian="12.25pt" style:font-size-complex="14pt"/>
    </style:style>
    <style:style style:name="P357" style:family="paragraph" style:parent-style-name="Standard">
      <style:text-properties fo:color="#c9211e" loext:opacity="100%" fo:font-size="14pt" officeooo:rsid="0081d4ff" officeooo:paragraph-rsid="00c0a92b" style:font-size-asian="12.25pt" style:font-size-complex="14pt"/>
    </style:style>
    <style:style style:name="P358" style:family="paragraph" style:parent-style-name="Standard">
      <style:text-properties fo:color="#c9211e" loext:opacity="100%" fo:font-size="14pt" officeooo:rsid="0081d4ff" officeooo:paragraph-rsid="00c0fa78" style:font-size-asian="12.25pt" style:font-size-complex="14pt"/>
    </style:style>
    <style:style style:name="P359" style:family="paragraph" style:parent-style-name="Standard">
      <style:text-properties fo:color="#c9211e" loext:opacity="100%" fo:font-size="14pt" officeooo:rsid="00c0a92b" officeooo:paragraph-rsid="00c0a92b" style:font-size-asian="12.25pt" style:font-size-complex="14pt"/>
    </style:style>
    <style:style style:name="P360" style:family="paragraph" style:parent-style-name="Standard">
      <style:text-properties fo:color="#c9211e" loext:opacity="100%" fo:font-size="14pt" officeooo:rsid="00c0fa78" officeooo:paragraph-rsid="00c0fa78" style:font-size-asian="12.25pt" style:font-size-complex="14pt"/>
    </style:style>
    <style:style style:name="P361" style:family="paragraph" style:parent-style-name="Standard">
      <style:text-properties fo:color="#c9211e" loext:opacity="100%" fo:font-size="14pt" officeooo:rsid="00c156d8" officeooo:paragraph-rsid="00c156d8"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e285f"/>
    </style:style>
    <style:style style:name="T69" style:family="text">
      <style:text-properties officeooo:rsid="007eca16"/>
    </style:style>
    <style:style style:name="T70" style:family="text">
      <style:text-properties officeooo:rsid="0085510b"/>
    </style:style>
    <style:style style:name="T71" style:family="text">
      <style:text-properties officeooo:rsid="0086ae63"/>
    </style:style>
    <style:style style:name="T72" style:family="text">
      <style:text-properties officeooo:rsid="00875e6a"/>
    </style:style>
    <style:style style:name="T73" style:family="text">
      <style:text-properties officeooo:rsid="008800c2"/>
    </style:style>
    <style:style style:name="T74" style:family="text">
      <style:text-properties officeooo:rsid="008920c5"/>
    </style:style>
    <style:style style:name="T75" style:family="text">
      <style:text-properties officeooo:rsid="008b3f5b"/>
    </style:style>
    <style:style style:name="T76" style:family="text">
      <style:text-properties officeooo:rsid="008cd0f7"/>
    </style:style>
    <style:style style:name="T77" style:family="text">
      <style:text-properties officeooo:rsid="008dfe81"/>
    </style:style>
    <style:style style:name="T78" style:family="text">
      <style:text-properties officeooo:rsid="008e5980"/>
    </style:style>
    <style:style style:name="T79" style:family="text">
      <style:text-properties officeooo:rsid="008f2e5d"/>
    </style:style>
    <style:style style:name="T80" style:family="text">
      <style:text-properties officeooo:rsid="008f88ac"/>
    </style:style>
    <style:style style:name="T81" style:family="text">
      <style:text-properties officeooo:rsid="00911e7b"/>
    </style:style>
    <style:style style:name="T82" style:family="text">
      <style:text-properties officeooo:rsid="00915436"/>
    </style:style>
    <style:style style:name="T83" style:family="text">
      <style:text-properties officeooo:rsid="0091dab2"/>
    </style:style>
    <style:style style:name="T84" style:family="text">
      <style:text-properties officeooo:rsid="00939173"/>
    </style:style>
    <style:style style:name="T85" style:family="text">
      <style:text-properties officeooo:rsid="00946e45"/>
    </style:style>
    <style:style style:name="T86" style:family="text">
      <style:text-properties officeooo:rsid="0095ba24"/>
    </style:style>
    <style:style style:name="T87" style:family="text">
      <style:text-properties officeooo:rsid="00964b42"/>
    </style:style>
    <style:style style:name="T88" style:family="text">
      <style:text-properties officeooo:rsid="00974f9c"/>
    </style:style>
    <style:style style:name="T89" style:family="text">
      <style:text-properties officeooo:rsid="0099478a"/>
    </style:style>
    <style:style style:name="T90" style:family="text">
      <style:text-properties officeooo:rsid="009aac0d"/>
    </style:style>
    <style:style style:name="T91" style:family="text">
      <style:text-properties officeooo:rsid="009ae1f4"/>
    </style:style>
    <style:style style:name="T92" style:family="text">
      <style:text-properties officeooo:rsid="009c7b29"/>
    </style:style>
    <style:style style:name="T93" style:family="text">
      <style:text-properties officeooo:rsid="00a08b45"/>
    </style:style>
    <style:style style:name="T94" style:family="text">
      <style:text-properties officeooo:rsid="00a58e2c"/>
    </style:style>
    <style:style style:name="T95" style:family="text">
      <style:text-properties officeooo:rsid="00a843db"/>
    </style:style>
    <style:style style:name="T96" style:family="text">
      <style:text-properties officeooo:rsid="00a9a768"/>
    </style:style>
    <style:style style:name="T97" style:family="text">
      <style:text-properties officeooo:rsid="00a9e7e9"/>
    </style:style>
    <style:style style:name="T98" style:family="text">
      <style:text-properties officeooo:rsid="00ab848f"/>
    </style:style>
    <style:style style:name="T99" style:family="text">
      <style:text-properties officeooo:rsid="00ac5fbd"/>
    </style:style>
    <style:style style:name="T100" style:family="text">
      <style:text-properties officeooo:rsid="00adf557"/>
    </style:style>
    <style:style style:name="T101" style:family="text">
      <style:text-properties officeooo:rsid="00afc1af"/>
    </style:style>
    <style:style style:name="T102" style:family="text">
      <style:text-properties officeooo:rsid="00b1342b"/>
    </style:style>
    <style:style style:name="T103" style:family="text">
      <style:text-properties officeooo:rsid="00b2c153"/>
    </style:style>
    <style:style style:name="T104" style:family="text">
      <style:text-properties officeooo:rsid="00b5be92"/>
    </style:style>
    <style:style style:name="T105" style:family="text">
      <style:text-properties officeooo:rsid="00b72fe2"/>
    </style:style>
    <style:style style:name="T106" style:family="text">
      <style:text-properties officeooo:rsid="00b93fb3"/>
    </style:style>
    <style:style style:name="T107" style:family="text">
      <style:text-properties officeooo:rsid="00ba8b75"/>
    </style:style>
    <style:style style:name="T108" style:family="text">
      <style:text-properties officeooo:rsid="00bbf35b"/>
    </style:style>
    <style:style style:name="T109" style:family="text">
      <style:text-properties officeooo:rsid="00bec8ed"/>
    </style:style>
    <style:style style:name="T110" style:family="text">
      <style:text-properties officeooo:rsid="00c0a92b"/>
    </style:style>
    <style:style style:name="T111" style:family="text">
      <style:text-properties officeooo:rsid="00c0fa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66">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8">Type: Bug</text:p>
      <text:p text:style-name="P2"/>
      <text:p text:style-name="P192">Status: <text:span text:style-name="T1">design</text:span> (<text:span text:style-name="T6">DONE</text:span>)</text:p>
      <text:p text:style-name="P170"/>
      <text:p text:style-name="P83">------------------</text:p>
      <text:p text:style-name="P83"/>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8">Type: Bug</text:p>
      <text:p text:style-name="P2"/>
      <text:p text:style-name="P175">Status: <text:span text:style-name="T1">design</text:span> (<text:span text:style-name="T6">DONE</text:span>)</text:p>
      <text:p text:style-name="P58"/>
      <text:p text:style-name="P84">------------------</text:p>
      <text:p text:style-name="P84"/>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73">Type: <text:span text:style-name="T4">Cr, </text:span><text:span text:style-name="T50">we followed only the font change that was given in new typography, there it was not stated</text:span></text:p>
      <text:p text:style-name="P4"/>
      <text:p text:style-name="P191">Status: <text:span text:style-name="T1">design</text:span> (<text:span text:style-name="T6">DONE</text:span>)<text:span text:style-name="T7">[</text:span><text:span text:style-name="T30">1hr</text:span><text:span text:style-name="T7">]</text:span> </text:p>
      <text:p text:style-name="P59"/>
      <text:p text:style-name="P85"/>
      <text:p text:style-name="P85">------------------</text:p>
      <text:p text:style-name="P85"><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71">Type: <text:span text:style-name="T4">Cr, </text:span><text:span text:style-name="T50">this feature was not stated anywhere previously</text:span></text:p>
      <text:p text:style-name="P6"/>
      <text:p text:style-name="P176">Status: <text:span text:style-name="T1">design</text:span> (<text:span text:style-name="T6">DONE</text:span>)<text:span text:style-name="T7">[</text:span><text:span text:style-name="T30">1hr</text:span><text:span text:style-name="T7">]</text:span> </text:p>
      <text:p text:style-name="P60"/>
      <text:p text:style-name="P86">------------------</text:p>
      <text:p text:style-name="P86"/>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74">Type: <text:span text:style-name="T4">Cr, </text:span><text:span text:style-name="T50">this feature was not stated anywhere previously</text:span></text:p>
      <text:p text:style-name="P12"/>
      <text:p text:style-name="P177">Status: <text:span text:style-name="T1">design</text:span> (<text:span text:style-name="T6">DONE</text:span>)<text:span text:style-name="T7">[</text:span><text:span text:style-name="T58">1hr</text:span><text:span text:style-name="T7">]</text:span> </text:p>
      <text:p text:style-name="P62"/>
      <text:p text:style-name="P88">------------------</text:p>
      <text:p text:style-name="P86"/>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2">Type: <text:span text:style-name="T5">Bug</text:span></text:p>
      <text:p text:style-name="P8"/>
      <text:p text:style-name="P190">Status: <text:span text:style-name="T1">design</text:span> (<text:span text:style-name="T6">DONE</text:span>) </text:p>
      <text:p text:style-name="P61"/>
      <text:p text:style-name="P87">------------------</text:p>
      <text:p text:style-name="P87"><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74">Type: <text:span text:style-name="T4">Cr, </text:span><text:span text:style-name="T50">this design was not given anywhere previously</text:span></text:p>
      <text:p text:style-name="P189"/>
      <text:p text:style-name="P189">Status: <text:span text:style-name="T29">Done [2hrs]</text:span></text:p>
      <text:p text:style-name="P63"/>
      <text:p text:style-name="P63"/>
      <text:p text:style-name="P63"/>
      <text:p text:style-name="P63"/>
      <text:p text:style-name="P167">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271">Type: <text:span text:style-name="T55">CR</text:span></text:p>
      <text:p text:style-name="P45"/>
      <text:p text:style-name="P194">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9">Type: Bug</text:p>
      <text:p text:style-name="P14"/>
      <text:p text:style-name="P342">Status: <text:span text:style-name="T9">Not found any problem like this, may be this is happening due to browser drag resizing, test in tab or refresh in tab resolution.</text:span></text:p>
      <text:p text:style-name="P172"/>
      <text:p text:style-name="P89">------------------</text:p>
      <text:p text:style-name="P89"/>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266">Type: <text:span text:style-name="T51">Cr, </text:span><text:span text:style-name="T52">this design was not given anywhere previously</text:span></text:p>
      <text:p text:style-name="P16"/>
      <text:p text:style-name="P178">Status: <text:span text:style-name="T10">Done (</text:span><text:span text:style-name="T40">30min</text:span><text:span text:style-name="T10">)</text:span></text:p>
      <text:p text:style-name="P178"/>
      <text:p text:style-name="P178"/>
      <text:p text:style-name="P178"/>
      <text:p text:style-name="P178"/>
      <text:p text:style-name="P178"/>
      <text:p text:style-name="P178"/>
      <text:p text:style-name="P90">------------------</text:p>
      <text:p text:style-name="P90"/>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266">Type: <text:span text:style-name="T51">Cr, </text:span><text:span text:style-name="T52">this design was not given anywhere previously</text:span></text:p>
      <text:p text:style-name="P18"/>
      <text:p text:style-name="P188">Status: <text:span text:style-name="T10">Done (</text:span><text:span text:style-name="T28">2hrs</text:span><text:span text:style-name="T10">)</text:span></text:p>
      <text:p text:style-name="P64"/>
      <text:p text:style-name="P64"/>
      <text:p text:style-name="P91">------------------</text:p>
      <text:p text:style-name="P91"/>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266">Type: <text:span text:style-name="T51">Cr, </text:span><text:span text:style-name="T52">this design was not given anywhere previously</text:span></text:p>
      <text:p text:style-name="P20"/>
      <text:p text:style-name="P187">Status: <text:span text:style-name="T27">Done [1hr]</text:span></text:p>
      <text:p text:style-name="P65"/>
      <text:p text:style-name="P91">------------------</text:p>
      <text:p text:style-name="P91"/>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266">Type: <text:span text:style-name="T51">Cr, </text:span><text:span text:style-name="T52">this design was not given anywhere previously</text:span></text:p>
      <text:p text:style-name="P20"/>
      <text:p text:style-name="P186">Status: <text:span text:style-name="T27">Done [1hr]</text:span></text:p>
      <text:p text:style-name="P65"/>
      <text:p text:style-name="P65"/>
      <text:p text:style-name="P65"/>
      <text:p text:style-name="P65"/>
      <text:p text:style-name="P65"/>
      <text:p text:style-name="P65"/>
      <text:p text:style-name="P65"/>
      <text:p text:style-name="P168">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266">Type: <text:span text:style-name="T51">Cr, </text:span><text:span text:style-name="T52">this design was not given anywhere previously</text:span></text:p>
      <text:p text:style-name="P22"/>
      <text:p text:style-name="P185">Status: <text:span text:style-name="T26">Done [1hr]</text:span></text:p>
      <text:p text:style-name="P66"/>
      <text:p text:style-name="P92">------------------</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266">Type: <text:span text:style-name="T51">Cr, </text:span><text:span text:style-name="T52">this design was not given anywhere previously</text:span></text:p>
      <text:p text:style-name="P24"/>
      <text:p text:style-name="P179">Status: <text:span text:style-name="T13">Done [1hr]</text:span></text:p>
      <text:p text:style-name="P179"/>
      <text:p text:style-name="P179"/>
      <text:p text:style-name="P179"/>
      <text:p text:style-name="P179"/>
      <text:p text:style-name="P179"/>
      <text:p text:style-name="P93">------------------</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266">Type: <text:span text:style-name="T51">Cr, </text:span><text:span text:style-name="T52">this design was not given anywhere previously</text:span></text:p>
      <text:p text:style-name="P26"/>
      <text:p text:style-name="P180">Status: <text:span text:style-name="T13">Done [</text:span><text:span text:style-name="T15">30min</text:span><text:span text:style-name="T13">]</text:span></text:p>
      <text:p text:style-name="P180"/>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267">Type: <text:span text:style-name="T51">Cr, </text:span><text:span text:style-name="T52">this design was not given anywhere previously</text:span></text:p>
      <text:p text:style-name="P28"/>
      <text:p text:style-name="P181">Status: <text:span text:style-name="T59">1.30hrs</text:span></text:p>
      <text:p text:style-name="P182">The team slider and navigation are not in the central axis. <text:span text:style-name="T17">[</text:span><text:span text:style-name="T21">1hr</text:span><text:span text:style-name="T17">]</text:span></text:p>
      <text:p text:style-name="P182"/>
      <text:p text:style-name="P196">The last portrait must not have a gap on the right side <text:span text:style-name="T18">[</text:span><text:span text:style-name="T56">Done</text:span><text:span text:style-name="T18">]</text:span></text:p>
      <text:p text:style-name="P80"/>
      <text:p text:style-name="P183">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216"/>
      <text:p text:style-name="P95"/>
      <text:p text:style-name="P95"/>
      <text:p text:style-name="P95"/>
      <text:p text:style-name="P95"/>
      <text:p text:style-name="P95"/>
      <text:p text:style-name="P95"/>
      <text:p text:style-name="P95"/>
      <text:p text:style-name="P95">------------------</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318">Type: <text:span text:style-name="T22">BUG</text:span></text:p>
      <text:p text:style-name="P31"/>
      <text:p text:style-name="P184"><text:span text:style-name="T17">Status: </text:span><text:span text:style-name="T25">Done</text:span><text:span text:style-name="T22"> [Developer]</text:span></text:p>
      <text:p text:style-name="P322"/>
      <text:p text:style-name="P96">------------------</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319">Type: <text:span text:style-name="T22">BUG </text:span><text:span text:style-name="T25">[Design]</text:span></text:p>
      <text:p text:style-name="P32"/>
      <text:p text:style-name="P195"><text:span text:style-name="T17">Status: </text:span><text:span text:style-name="T25">Done</text:span><text:span text:style-name="T22"> </text:span></text:p>
      <text:p text:style-name="P81"/>
      <text:p text:style-name="P97">------------------</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320">Type: <text:span text:style-name="T22">BUG</text:span></text:p>
      <text:p text:style-name="P33"/>
      <text:p text:style-name="P193"><text:span text:style-name="T17">Status: </text:span><text:span text:style-name="T25">Done</text:span></text:p>
      <text:p text:style-name="P98"><text:soft-page-break/></text:p>
      <text:p text:style-name="P98"/>
      <text:p text:style-name="P98"/>
      <text:p text:style-name="P98"/>
      <text:p text:style-name="P98"/>
      <text:p text:style-name="P98"/>
      <text:p text:style-name="P98"/>
      <text:p text:style-name="P98"/>
      <text:p text:style-name="P98"/>
      <text:p text:style-name="P98"/>
      <text:p text:style-name="P98">------------------</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268">Type: <text:span text:style-name="T51">Cr, </text:span><text:span text:style-name="T52">this design was not given anywhere previously</text:span></text:p>
      <text:p text:style-name="P34"/>
      <text:p text:style-name="P199">Status: <text:span text:style-name="T34">Done</text:span> [<text:span text:style-name="T36">2</text:span><text:span text:style-name="T34">hr</text:span>] </text:p>
      <text:p text:style-name="P323"/>
      <text:p text:style-name="P99">------------------</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321">Type: <text:span text:style-name="T37">Bug</text:span></text:p>
      <text:p text:style-name="P35"/>
      <text:p text:style-name="P200">Status: <text:span text:style-name="T34">Done</text:span></text:p>
      <text:p text:style-name="P324"/>
      <text:p text:style-name="P100">------------------</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268">Type: <text:span text:style-name="T51">Cr, </text:span><text:span text:style-name="T52">this design was not given anywhere previously</text:span></text:p>
      <text:p text:style-name="P36"/>
      <text:p text:style-name="P198">Status: <text:span text:style-name="T34">Done</text:span> [<text:span text:style-name="T34">1hr</text:span>] </text:p>
      <text:p text:style-name="P325"/>
      <text:p text:style-name="P325"/>
      <text:p text:style-name="P325"/>
      <text:p text:style-name="P325"/>
      <text:p text:style-name="P325"/>
      <text:p text:style-name="P325"/>
      <text:p text:style-name="P325"/>
      <text:p text:style-name="P101">------------------</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269">Type: <text:span text:style-name="T51">Cr, </text:span><text:span text:style-name="T52">this design was not given anywhere previously</text:span></text:p>
      <text:p text:style-name="P37"/>
      <text:p text:style-name="P197">Status: <text:span text:style-name="T34">Done</text:span> [<text:span text:style-name="T34">1hr</text:span>] </text:p>
      <text:p text:style-name="P326"/>
      <text:p text:style-name="P326"/>
      <text:p text:style-name="P102">------------------</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263">Type: <text:span text:style-name="T31">CR</text:span></text:p>
      <text:p text:style-name="P38"/>
      <text:p text:style-name="P343">Status: <text:span text:style-name="T35">There is field for uploading different image for desktop and mobile devices, you can upload desired ratio images from there.</text:span></text:p>
      <text:p text:style-name="P201"/>
      <text:p text:style-name="P201"/>
      <text:p text:style-name="P169"/>
      <text:p text:style-name="P169"/>
      <text:p text:style-name="P169"/>
      <text:p text:style-name="P169"/>
      <text:p text:style-name="P169"/>
      <text:p text:style-name="P169"/>
      <text:p text:style-name="P169"><text:soft-page-break/></text:p>
      <text:p text:style-name="P169"/>
      <text:p text:style-name="P169"/>
      <text:p text:style-name="P169"/>
      <text:p text:style-name="P169"/>
      <text:p text:style-name="P169"/>
      <text:p text:style-name="P169"/>
      <text:p text:style-name="P169"/>
      <text:p text:style-name="P169">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270">Type: <text:span text:style-name="T51">Cr, </text:span><text:span text:style-name="T52">this </text:span><text:span text:style-name="T53">feature</text:span><text:span text:style-name="T52"> was not given anywhere previously</text:span></text:p>
      <text:p text:style-name="P39"/>
      <text:p text:style-name="P202">Status: <text:span text:style-name="T39">Done</text:span><text:span text:style-name="T38"> (</text:span><text:span text:style-name="T40">30min</text:span><text:span text:style-name="T38">)</text:span></text:p>
      <text:p text:style-name="P202"/>
      <text:p text:style-name="P103">------------------</text:p>
      <text:p text:style-name="P202"/>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270">Type: <text:span text:style-name="T51">Cr, </text:span><text:span text:style-name="T52">this </text:span><text:span text:style-name="T53">feature</text:span><text:span text:style-name="T52"> was not given anywhere previously</text:span></text:p>
      <text:p text:style-name="P40"/>
      <text:p text:style-name="P203">Status: <text:span text:style-name="T39">Done</text:span><text:span text:style-name="T38"> (</text:span><text:span text:style-name="T42">1hr</text:span><text:span text:style-name="T38">)</text:span></text:p>
      <text:p text:style-name="P203"/>
      <text:p text:style-name="P203"/>
      <text:p text:style-name="P203"/>
      <text:p text:style-name="P203"/>
      <text:p text:style-name="P203"/>
      <text:p text:style-name="P203"/>
      <text:p text:style-name="P203"/>
      <text:p text:style-name="P104">------------------</text:p>
      <text:p text:style-name="P204"/>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270">Type: <text:span text:style-name="T51">Cr, </text:span><text:span text:style-name="T52">this </text:span><text:span text:style-name="T53">feature</text:span><text:span text:style-name="T52"> was not given anywhere previously</text:span></text:p>
      <text:p text:style-name="P41"/>
      <text:p text:style-name="P204">Status: <text:span text:style-name="T44">Done</text:span><text:span text:style-name="T38"> (</text:span><text:span text:style-name="T44">3hr</text:span><text:span text:style-name="T38">)</text:span></text:p>
      <text:p text:style-name="P204"/>
      <text:p text:style-name="P204"/>
      <text:p text:style-name="P105">------------------</text:p>
      <text:p text:style-name="P205"/>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270"><text:soft-page-break/>Type: <text:span text:style-name="T51">Cr, </text:span><text:span text:style-name="T52">this </text:span><text:span text:style-name="T53">feature</text:span><text:span text:style-name="T52"> was not given anywhere previously</text:span></text:p>
      <text:p text:style-name="P42"/>
      <text:p text:style-name="P205">Status: <text:span text:style-name="T46">Done</text:span><text:span text:style-name="T38"> (</text:span><text:span text:style-name="T47">1hr</text:span><text:span text:style-name="T38">)</text:span></text:p>
      <text:p text:style-name="P205"/>
      <text:p text:style-name="P205"/>
      <text:p text:style-name="P205"/>
      <text:p text:style-name="P205"/>
      <text:p text:style-name="P205"/>
      <text:p text:style-name="P205"/>
      <text:p text:style-name="P205"/>
      <text:p text:style-name="P205"/>
      <text:p text:style-name="P205"/>
      <text:p text:style-name="P106">------------------</text:p>
      <text:p text:style-name="P206"/>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264">Type: <text:span text:style-name="T31">CR</text:span></text:p>
      <text:p text:style-name="P43"/>
      <text:p text:style-name="P208">Status: <text:span text:style-name="T46">Done</text:span><text:span text:style-name="T38"> (</text:span><text:span text:style-name="T57">2</text:span><text:span text:style-name="T47">hr</text:span><text:span text:style-name="T57">s</text:span><text:span text:style-name="T38">)</text:span></text:p>
      <text:p text:style-name="P206"/>
      <text:p text:style-name="P206"/>
      <text:p text:style-name="P107">------------------</text:p>
      <text:p text:style-name="P207"/>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265">Type: <text:span text:style-name="T31">CR</text:span></text:p>
      <text:p text:style-name="P44"/>
      <text:p text:style-name="P209">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209"/>
      <text:p text:style-name="P209"/>
      <text:p text:style-name="P209"/>
      <text:p text:style-name="P209"/>
      <text:p text:style-name="P209"/>
      <text:p text:style-name="P209"/>
      <text:p text:style-name="P209"/>
      <text:p text:style-name="P209"><text:soft-page-break/></text:p>
      <text:p text:style-name="P349">New Points</text:p>
      <text:p text:style-name="P209"/>
      <text:p text:style-name="P346"><text:a xlink:type="simple" xlink:href="https://app.asana.com/0/1209272406360585/1209272514750426" text:style-name="Internet_20_link" text:visited-style-name="Visited_20_Internet_20_Link">https://app.asana.com/0/1209272406360585/1209272514750426</text:a></text:p>
      <text:p text:style-name="P346"/>
      <text:p text:style-name="P346">Desktop</text:p>
      <text:p text:style-name="P346"/>
      <text:p text:style-name="P139">1) <text:a xlink:type="simple" xlink:href="https://app.asana.com/0/1209272406360585/1209408084828002" text:style-name="Internet_20_link" text:visited-style-name="Visited_20_Internet_20_Link">https://app.asana.com/0/1209272406360585/1209408084828002</text:a></text:p>
      <text:p text:style-name="P139"/>
      <text:p text:style-name="P139">Könnt ihr bitte einmal checken, woran es liegt, dass die media queries nicht automatisch greifen, wenn ich das Browserfenster größer und kleiner ziehe. Erst nach Reload der Seite wird sie wieder richtig dargestellt.</text:p>
      <text:p text:style-name="P139">Schaut mal in der Bildschirmaufnahme</text:p>
      <text:p text:style-name="P139"/>
      <text:p text:style-name="P151">TRANS: Can you please check why the media queries are not automatically applied when I make the browser window bigger and smaller. Only after reloading the page is it displayed correctly again.</text:p>
      <text:p text:style-name="P151">Take a look at the screen recording</text:p>
      <text:p text:style-name="P151"/>
      <text:p text:style-name="P335">Type: bug</text:p>
      <text:p text:style-name="P335"/>
      <text:p text:style-name="P344">Status: as internal java scripts are running, which will not effect on browser resizing</text:p>
      <text:p text:style-name="P344"/>
      <text:p text:style-name="P344"/>
      <text:p text:style-name="P140"><text:span text:style-name="T62">2</text:span>) https://app.asana.com/0/1209272406360585/1209408084828004</text:p>
      <text:p text:style-name="P140"/>
      <text:p text:style-name="P140">Könnt ihr bitte den Kacheln etwas Abstand zur vorherigen/nächsten Kachel geben, dass sie beim durchklicken nicht direkt "aneinander kleben".</text:p>
      <text:p text:style-name="P140">Auf Tablet ist der Abstand zwischen den Kacheln bereits da. </text:p>
      <text:p text:style-name="P140"/>
      <text:p text:style-name="P152">TRANS: Can you please give the tiles some space between the previous/next tile so that they don't "stick" to each other when you click through them.</text:p>
      <text:p text:style-name="P152">On tablets, the space between the tiles is already there.</text:p>
      <text:p text:style-name="P152"/>
      <text:p text:style-name="P272">Type: <text:span text:style-name="T31">CR</text:span></text:p>
      <text:p text:style-name="P336"/>
      <text:p text:style-name="P210">Status: <text:span text:style-name="T62">Done[30min]</text:span></text:p>
      <text:p text:style-name="P210"/>
      <text:p text:style-name="P210"/>
      <text:p text:style-name="P210"/>
      <text:p text:style-name="P210"><text:soft-page-break/></text:p>
      <text:p text:style-name="P210"/>
      <text:p text:style-name="P347">Mobil</text:p>
      <text:p text:style-name="P347"/>
      <text:p text:style-name="P145"><text:span text:style-name="T67">1</text:span>) https://app.asana.com/0/1209272406360585/1209395762772159</text:p>
      <text:p text:style-name="P145"/>
      <text:p text:style-name="P145"><text:line-break/>Das sind kleinere Details, aber dennoch wichtig. </text:p>
      <text:p text:style-name="P145">Könnt ihr das bitte nochmal checken: <text:s/></text:p>
      <text:p text:style-name="P145"/>
      <text:p text:style-name="P157">TRANS: These are minor details, but still important.</text:p>
      <text:p text:style-name="P157">Can you please check this again:</text:p>
      <text:p text:style-name="P157"/>
      <text:p text:style-name="P277">Type: <text:span text:style-name="T31">CR</text:span></text:p>
      <text:p text:style-name="P277"/>
      <text:p text:style-name="P214">Status: <text:span text:style-name="T68">done [</text:span><text:span text:style-name="T69">30min</text:span><text:span text:style-name="T68">]</text:span></text:p>
      <text:p text:style-name="P341"/>
      <text:p text:style-name="P345"/>
      <text:p text:style-name="P347"/>
      <text:p text:style-name="P347"/>
      <text:p text:style-name="P141"><text:span text:style-name="T63">2</text:span>) https://app.asana.com/0/1209272406360585/1209408084828008</text:p>
      <text:p text:style-name="P141"/>
      <text:p text:style-name="P141">Bitte genau wie auf Tablet/Desktop die Kacheln zum Druckklicken (also Mobil links und rechts die Kacheln aus dem Anschnitt entfernen)</text:p>
      <text:p text:style-name="P141"/>
      <text:p text:style-name="P141">(war im Layout anders dargestellt, jetzt beim Testen aufgefallen, dass es besser nur zum Durchklicken ist)</text:p>
      <text:p text:style-name="P141"/>
      <text:p text:style-name="P153">TRANS: Please click on the tiles to print just like on tablet/desktop (i.e. remove the tiles on the left and right from the cut on mobile)</text:p>
      <text:p text:style-name="P153"/>
      <text:p text:style-name="P153">(it was shown differently in the layout, but when testing it I noticed that it's better to just click through)</text:p>
      <text:p text:style-name="P153"/>
      <text:p text:style-name="P273">Type: <text:span text:style-name="T31">CR</text:span></text:p>
      <text:p text:style-name="P337"/>
      <text:p text:style-name="P211">Status: <text:span text:style-name="T62">Done[30min]</text:span></text:p>
      <text:p text:style-name="P211"/>
      <text:p text:style-name="P211"/>
      <text:p text:style-name="P211"/>
      <text:p text:style-name="P348">Effekte</text:p>
      <text:p text:style-name="P348"/>
      <text:p text:style-name="P142"><text:soft-page-break/><text:span text:style-name="T64">1</text:span>) https://app.asana.com/0/1209272406360585/1209290933107525</text:p>
      <text:p text:style-name="P142"/>
      <text:p text:style-name="P142">Sehr cool, sieht gut aus. Danke euch! ☺️</text:p>
      <text:p text:style-name="P142">Könnt ihr den Effekt auch bei den Navigationspfeilen hinzufügen oder würde sich die Animation dann bei jedem Weiterklicken wiederholen? </text:p>
      <text:p text:style-name="P142"/>
      <text:p text:style-name="P154">TRANS: Very cool, looks good. Thank you! ☺️</text:p>
      <text:p text:style-name="P154">Can you add the effect to the navigation arrows as well or would the animation repeat every time you click?</text:p>
      <text:p text:style-name="P154"/>
      <text:p text:style-name="P154">(it was shown differently in the layout, but when testing it I noticed that it's better to just click through)</text:p>
      <text:p text:style-name="P154"/>
      <text:p text:style-name="P274">Type: <text:span text:style-name="T31">CR</text:span></text:p>
      <text:p text:style-name="P338"/>
      <text:p text:style-name="P212">Status: <text:span text:style-name="T62">Done[</text:span><text:span text:style-name="T64">1hr</text:span><text:span text:style-name="T62">]</text:span></text:p>
      <text:p text:style-name="P211"/>
      <text:p text:style-name="P143"/>
      <text:p text:style-name="P143"><text:span text:style-name="T65">2</text:span>) https://app.asana.com/0/1209272406360585/1209395762772149</text:p>
      <text:p text:style-name="P143"/>
      <text:p text:style-name="P143">Könnt ihr das Ein- und Aussliden für das Offcanvas Menü so übernehmen wie von dieser Seite: </text:p>
      <text:p text:style-name="P143">https://www.aescape.com/ </text:p>
      <text:p text:style-name="P143"/>
      <text:p text:style-name="P143">Auch gerne die Menüpunkte so smooth nach unten sliden </text:p>
      <text:p text:style-name="P143"/>
      <text:p text:style-name="P155">TRANS: Can you use the sliding in and out for the offcanvas menu like on this page:</text:p>
      <text:p text:style-name="P155">https://www.aescape.com/</text:p>
      <text:p text:style-name="P155"/>
      <text:p text:style-name="P155">You can also slide the menu items down smoothly</text:p>
      <text:p text:style-name="P155"/>
      <text:p text:style-name="P275">Type: <text:span text:style-name="T31">CR</text:span></text:p>
      <text:p text:style-name="P339"/>
      <text:p text:style-name="P213">Status: <text:span text:style-name="T62">Done[</text:span><text:span text:style-name="T64">1hr</text:span><text:span text:style-name="T62">].</text:span></text:p>
      <text:p text:style-name="P213"/>
      <text:p text:style-name="P213"/>
      <text:p text:style-name="P144"><text:span text:style-name="T66">3</text:span>) https://app.asana.com/0/1209272406360585/1209395762772151</text:p>
      <text:p text:style-name="P144"/>
      <text:p text:style-name="P144">Könntet ihr bitte das Menü-Icon bei Hover komplett rot machen? </text:p>
      <text:p text:style-name="P144">Habe es euch nochmal angehangen in default und hover</text:p>
      <text:p text:style-name="P144"/>
      <text:p text:style-name="P144">Auch gerne die Menüpunkte so smooth nach unten sliden </text:p>
      <text:p text:style-name="P144"/>
      <text:p text:style-name="P156">TRANS: Could you please make the menu icon completely red when hovering?</text:p>
      <text:p text:style-name="P156"><text:soft-page-break/>I have attached it again in default and hover</text:p>
      <text:p text:style-name="P156"/>
      <text:p text:style-name="P276">Type: <text:span text:style-name="T31">CR</text:span></text:p>
      <text:p text:style-name="P340"/>
      <text:p text:style-name="P215">Status: <text:span text:style-name="T62">Done[</text:span><text:span text:style-name="T64">1hr</text:span><text:span text:style-name="T62">]</text:span></text:p>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215"/>
      <text:p text:style-name="P309"><text:soft-page-break/></text:p>
      <text:p text:style-name="P310">New Points dated 21.02.2025</text:p>
      <text:p text:style-name="P215"/>
      <text:p text:style-name="P163">Fragen zum Backend</text:p>
      <text:p text:style-name="P108"/>
      <text:p text:style-name="P110">1) <text:a xlink:type="simple" xlink:href="https://app.asana.com/0/1209272406360585/1209463016914445" text:style-name="Internet_20_link" text:visited-style-name="Visited_20_Internet_20_Link">https://app.asana.com/0/1209272406360585/1209463016914445</text:a></text:p>
      <text:p text:style-name="P110"/>
      <text:p text:style-name="P110">Ist es möglich, dass wir auf jeder Seite das Footerbild individuell einstellen können? <text:s/></text:p>
      <text:p text:style-name="P110"/>
      <text:p text:style-name="P158">Trans:</text:p>
      <text:p text:style-name="P146">Is it possible for us to set the footer image individually on each page?</text:p>
      <text:p text:style-name="P110"/>
      <text:p text:style-name="P220">Status: <text:span text:style-name="T70">yes it is possible, you can insert content in "Footer Inhalt" on the particular page, so it will replace the parent footer content.</text:span></text:p>
      <text:p text:style-name="P220"/>
      <text:p text:style-name="P114"><text:span text:style-name="T75">2</text:span>) https://app.asana.com/0/1209272406360585/1209453856746745</text:p>
      <text:p text:style-name="P114"/>
      <text:p text:style-name="P115">Wir sind schon fleißig am Inhalte einpflegen. </text:p>
      <text:p text:style-name="Text_20_body">Auf der Startseite finden wir nur gerade den Bereich nicht, wo wir den Inhalt neben der Map bearbeiten können. Könnt ihr uns sagen, wo sich der versteckt?</text:p>
      <text:p text:style-name="P114"><text:s text:c="2"/></text:p>
      <text:p text:style-name="P114"/>
      <text:p text:style-name="P162">Trans:</text:p>
      <text:p text:style-name="P150">We are already busy adding content.</text:p>
      <text:p text:style-name="P150">On the homepage we just can't find the area where we can edit the content next to the map. Can you tell us where it is hidden?</text:p>
      <text:p text:style-name="P114"/>
      <text:p text:style-name="P221">Status: The map content is coming from "Storage" sys folder, PID:13</text:p>
      <text:p text:style-name="P220"/>
      <text:p text:style-name="P327"/>
      <text:p text:style-name="P327"/>
      <text:p text:style-name="P137">=================</text:p>
      <text:p text:style-name="P332"/>
      <text:p text:style-name="P332"/>
      <text:p text:style-name="P164">[NEW] Breakout Font</text:p>
      <text:p text:style-name="P109"/>
      <text:p text:style-name="P111">1) https://app.asana.com/0/1209272406360585/1209463016914434</text:p>
      <text:p text:style-name="P111"/>
      <text:p text:style-name="P111">Der Kunde hat ein neues Element angefordert, um kurze Keyphrases groß auf der Seite darzustellen: </text:p>
      <text:p text:style-name="P111">https://xd.adobe.com/view/ec642708-bc8a-47a8-ab96-973935f4bca8-b937/</text:p>
      <text:p text:style-name="P111"/>
      <text:p text:style-name="P111">Wir brauchen das Element bitte mit folgenden Auswahlmöglichkeiten:</text:p>
      <text:p text:style-name="P111">font-color: light oder dark </text:p>
      <text:p text:style-name="P111"><text:soft-page-break/>background: roter o. heller Verlauf (siehe Anhang)</text:p>
      <text:p text:style-name="P111">Checkbox: logo-mask </text:p>
      <text:p text:style-name="P111"/>
      <text:p text:style-name="P111">Desktop: </text:p>
      <text:p text:style-name="P111">font-size: 120px, line-height: 150px;</text:p>
      <text:p text:style-name="P111">Box padding: 50px;</text:p>
      <text:p text:style-name="P111"/>
      <text:p text:style-name="P111">Tablet: </text:p>
      <text:p text:style-name="P111">font-size: 90px, line-height: 110px;</text:p>
      <text:p text:style-name="P111">Box padding: 50px;</text:p>
      <text:p text:style-name="P111"/>
      <text:p text:style-name="P111">Mobil: </text:p>
      <text:p text:style-name="P111">font-size: 65px, line-height: 75px;</text:p>
      <text:p text:style-name="P111">Box padding: 50px 20px; <text:s/></text:p>
      <text:p text:style-name="P111"/>
      <text:p text:style-name="P159">Trans:</text:p>
      <text:p text:style-name="P147">The customer has requested a new element to display short key phrases large on the page:</text:p>
      <text:p text:style-name="P147">https://xd.adobe.com/view/ec642708-bc8a-47a8-ab96-973935f4bca8-b937/</text:p>
      <text:p text:style-name="P147"/>
      <text:p text:style-name="P147">We need the element with the following options:</text:p>
      <text:p text:style-name="P147">font-color: light or dark</text:p>
      <text:p text:style-name="P147">background: red or light gradient (see attachment)</text:p>
      <text:p text:style-name="P147">Checkbox: logo-mask</text:p>
      <text:p text:style-name="P147"/>
      <text:p text:style-name="P147">Desktop:</text:p>
      <text:p text:style-name="P147">font-size: 120px, line-height: 150px;</text:p>
      <text:p text:style-name="P147">Box padding: 50px;</text:p>
      <text:p text:style-name="P147"/>
      <text:p text:style-name="P147">Tablet:</text:p>
      <text:p text:style-name="P147">font-size: 90px, line-height: 110px;</text:p>
      <text:p text:style-name="P147">Box padding: 50px;</text:p>
      <text:p text:style-name="P147"/>
      <text:p text:style-name="P147">Mobile:</text:p>
      <text:p text:style-name="P147">font-size: 65px, line-height: 75px;</text:p>
      <text:p text:style-name="P147">Box padding: 50px 20px;</text:p>
      <text:p text:style-name="P111"/>
      <text:p text:style-name="P278">Type: CR</text:p>
      <text:p text:style-name="P111"/>
      <text:p text:style-name="P219">Status: <text:span text:style-name="T74">Done, new content element</text:span></text:p>
      <text:p text:style-name="P248">Time: 3hrs</text:p>
      <text:p text:style-name="P328"/>
      <text:p text:style-name="P328"/>
      <text:p text:style-name="P165">Desktop</text:p>
      <text:p text:style-name="P328"/>
      <text:p text:style-name="P112"><text:soft-page-break/>1) https://app.asana.com/0/1209272406360585/1209454426755841</text:p>
      <text:p text:style-name="P112"/>
      <text:p text:style-name="P112">Die Kacheln müssten wir bitte auf Unterseiten verlinken können</text:p>
      <text:p text:style-name="P112"/>
      <text:p text:style-name="P160">Trans:</text:p>
      <text:p text:style-name="P148">We would need to be able to link the tiles to subpages</text:p>
      <text:p text:style-name="P112"/>
      <text:p text:style-name="P279">Type: CR</text:p>
      <text:p text:style-name="P217">Status: <text:span text:style-name="T71">We have placed links on the tiles, in backend it is set to the teaser images</text:span></text:p>
      <text:p text:style-name="P246">time: 1hr</text:p>
      <text:p text:style-name="P327"/>
      <text:p text:style-name="P327"/>
      <text:p text:style-name="P113"><text:span text:style-name="T72">2</text:span>) https://app.asana.com/0/1209272406360585/1209454916732535</text:p>
      <text:p text:style-name="P113"/>
      <text:p text:style-name="P113">Könnt ihr bitte einmal checken, warum die Logos innerhalb der Map auf dem weißen Hintergrund vertikal nicht mittig sitzen. Vermute es liegt an der festen Höhe. </text:p>
      <text:p text:style-name="P113">(Wir haben leider nicht alle Logos als SVG vorliegen. Haben aber alle mittig als PNG rausspeichert.)</text:p>
      <text:p text:style-name="P113"/>
      <text:p text:style-name="P161">Trans:</text:p>
      <text:p text:style-name="P149">Can you please check why the logos are not vertically centered on the white background within the map? I suspect it's because of the fixed height.</text:p>
      <text:p text:style-name="P149">(Unfortunately we don't have all the logos as SVG. But we have saved them all in the middle as PNG.)</text:p>
      <text:p text:style-name="P113"/>
      <text:p text:style-name="P280">Type: <text:span text:style-name="T73">CR</text:span></text:p>
      <text:p text:style-name="P280"/>
      <text:p text:style-name="P218">Status: <text:span text:style-name="T73">Done, previously we used edge to edge images with padding, but we are seeing that the used images having and also in future may be have blank transparent areas around it, so we have did this now in different way.</text:span></text:p>
      <text:p text:style-name="P247">time: 1hr</text:p>
      <text:p text:style-name="P247"/>
      <text:p text:style-name="P138">3) <text:a xlink:type="simple" xlink:href="https://app.asana.com/0/1209272406360585/1209454916732529" text:style-name="Internet_20_link" text:visited-style-name="Visited_20_Internet_20_Link">https://app.asana.com/0/1209272406360585/1209454916732529</text:a></text:p>
      <text:p text:style-name="P138"/>
      <text:p text:style-name="P138">Bitte bei den Bildern</text:p>
      <text:p text:style-name="P138"><text:s/>border-bottom-left-radius: 0 <text:s/>und border-bottom-right-radius: 0</text:p>
      <text:p text:style-name="P138"/>
      <text:p text:style-name="P138">Außerdem bitte den weißen Hintergrund des Logos verschwommen mit:</text:p>
      <text:p text:style-name="P138">backdrop-filter: blur(20px);</text:p>
      <text:p text:style-name="P138"/>
      <text:p text:style-name="P138">Trans:</text:p>
      <text:p text:style-name="P138"/>
      <text:p text:style-name="P138">Please use</text:p>
      <text:p text:style-name="P138">border-bottom-left-radius: 0 and border-bottom-right-radius: 0 for the images</text:p>
      <text:p text:style-name="P138"/>
      <text:p text:style-name="P138"><text:soft-page-break/>Also please blur the white background of the logo with:</text:p>
      <text:p text:style-name="P138">backdrop-filter: blur(20px);</text:p>
      <text:p text:style-name="P138"/>
      <text:p text:style-name="P281">Type: <text:span text:style-name="T73">CR and bug</text:span></text:p>
      <text:p text:style-name="P281"/>
      <text:p text:style-name="P247">Status: done, small change</text:p>
      <text:p text:style-name="P247"/>
      <text:p text:style-name="P247"/>
      <text:p text:style-name="P311">New Points dated 2<text:span text:style-name="T76">5</text:span>.02.2025</text:p>
      <text:p text:style-name="P311"/>
      <text:p text:style-name="P116"><text:span text:style-name="T76">1</text:span>) https://app.asana.com/0/1209272406360585/1209453856746745</text:p>
      <text:p text:style-name="P116"/>
      <text:p text:style-name="P76">Type: <text:span text:style-name="T76">BUG</text:span></text:p>
      <text:p text:style-name="P282"/>
      <text:p text:style-name="P222">Status: <text:span text:style-name="T77">done</text:span></text:p>
      <text:p text:style-name="P329"/>
      <text:p text:style-name="P116"><text:span text:style-name="T76">2</text:span>) https://app.asana.com/0/1209272406360585/1209496603101024</text:p>
      <text:p text:style-name="P116"/>
      <text:p text:style-name="P282">Type: <text:span text:style-name="T77">cr</text:span></text:p>
      <text:p text:style-name="P282"/>
      <text:p text:style-name="P222">Status: <text:span text:style-name="T77">done, small change</text:span></text:p>
      <text:p text:style-name="P327"/>
      <text:p text:style-name="P327"/>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text:soft-page-break/></text:p>
      <text:p text:style-name="P312">New Points dated 2<text:span text:style-name="T78">7</text:span>.02.2025</text:p>
      <text:p text:style-name="P312"/>
      <text:p text:style-name="P117"><text:span text:style-name="T76">1</text:span>) https://app.asana.com/0/1209272406360585/1209509232906103</text:p>
      <text:p text:style-name="P117"/>
      <text:p text:style-name="P283">Type: <text:span text:style-name="T80">CR</text:span></text:p>
      <text:p text:style-name="P283"/>
      <text:p text:style-name="P223">Status: <text:span text:style-name="T78">We have not made this for default content previously but now we have implemented the same as per your inserted content, you can choos</text:span><text:span text:style-name="T79">e</text:span><text:span text:style-name="T78"> bg image and font color as per your requirement.</text:span></text:p>
      <text:p text:style-name="P223"/>
      <text:p text:style-name="P249">Time: 1hr</text:p>
      <text:p text:style-name="P249"/>
      <text:p text:style-name="P249"/>
      <text:p text:style-name="P118"><text:span text:style-name="T80">2</text:span>) https://app.asana.com/0/1209272406360585/1209509498568321</text:p>
      <text:p text:style-name="P118"/>
      <text:p text:style-name="P284">Type: <text:span text:style-name="T80">CR</text:span></text:p>
      <text:p text:style-name="P284"/>
      <text:p text:style-name="P224">Status: <text:span text:style-name="T80">Done</text:span></text:p>
      <text:p text:style-name="P224"/>
      <text:p text:style-name="P250">Time: <text:span text:style-name="T80">Smal change</text:span></text:p>
      <text:p text:style-name="P330"/>
      <text:p text:style-name="P330"/>
      <text:p text:style-name="P119"><text:span text:style-name="T81">3</text:span>) https://app.asana.com/0/1209272406360585/1209496609343123</text:p>
      <text:p text:style-name="P119"/>
      <text:p text:style-name="P333">Type: <text:span text:style-name="T81">BUG</text:span></text:p>
      <text:p text:style-name="P285"/>
      <text:p text:style-name="P225">Status: <text:span text:style-name="T80">Done, </text:span><text:span text:style-name="T81">we have made the image compress quality to 100%.</text:span></text:p>
      <text:p text:style-name="P225"/>
      <text:p text:style-name="P225"/>
      <text:p text:style-name="P120"><text:span text:style-name="T82">4</text:span>) <text:span text:style-name="T19">https://app.asana.com/0/1209272406360585/1209509469964955</text:span></text:p>
      <text:p text:style-name="P120"/>
      <text:p text:style-name="P334">Type: <text:span text:style-name="T81">BUG</text:span></text:p>
      <text:p text:style-name="P286"/>
      <text:p text:style-name="P226">Status: <text:span text:style-name="T82">Done</text:span></text:p>
      <text:p text:style-name="P226"/>
      <text:p text:style-name="P121"><text:span text:style-name="T83">5</text:span>) <text:span text:style-name="T19">https://app.asana.com/0/1209272406360585/1209463016914434</text:span></text:p>
      <text:p text:style-name="P121"/>
      <text:p text:style-name="P287">Type: <text:span text:style-name="T80">CR</text:span></text:p>
      <text:p text:style-name="P287"/>
      <text:p text:style-name="P227">Status: <text:span text:style-name="T82">Done, </text:span><text:span text:style-name="T83">added new animation</text:span></text:p>
      <text:p text:style-name="P227"/>
      <text:p text:style-name="P255">Time: 3hrs <text:span text:style-name="T84">[previously given 3hrs for this point]</text:span></text:p>
      <text:p text:style-name="P226"/>
      <text:p text:style-name="P254"><text:soft-page-break/></text:p>
      <text:p text:style-name="P225"/>
      <text:p text:style-name="P225"/>
      <text:p text:style-name="P122"><text:span text:style-name="T85">6</text:span>) <text:span text:style-name="T19">https://app.asana.com/0/1209272406360585/1209522577171145</text:span></text:p>
      <text:p text:style-name="P122"/>
      <text:p text:style-name="P288">Type: <text:span text:style-name="T80">CR</text:span></text:p>
      <text:p text:style-name="P288"/>
      <text:p text:style-name="P228">Status: <text:span text:style-name="T82">Done</text:span></text:p>
      <text:p text:style-name="P228"/>
      <text:p text:style-name="P256">Time: <text:span text:style-name="T85">30min</text:span></text:p>
      <text:p text:style-name="P256"/>
      <text:p text:style-name="P256"/>
      <text:p text:style-name="P256"/>
      <text:p text:style-name="P122"><text:span text:style-name="T85">7</text:span>) <text:span text:style-name="T19">https://app.asana.com/0/1209272406360585/1209522577171152</text:span></text:p>
      <text:p text:style-name="P122"/>
      <text:p text:style-name="P288">Type: <text:span text:style-name="T80">CR</text:span></text:p>
      <text:p text:style-name="P288"/>
      <text:p text:style-name="P228">Status: <text:span text:style-name="T82">Done</text:span></text:p>
      <text:p text:style-name="P228"/>
      <text:p text:style-name="P256">Time: <text:span text:style-name="T85">30min</text:span></text:p>
      <text:p text:style-name="P256"/>
      <text:p text:style-name="P256"/>
      <text:p text:style-name="P256"/>
      <text:p text:style-name="P122"><text:span text:style-name="T85">8</text:span>) <text:span text:style-name="T19">https://app.asana.com/0/1209272406360585/1209522577171158</text:span></text:p>
      <text:p text:style-name="P122"/>
      <text:p text:style-name="P288">Type: <text:span text:style-name="T80">CR</text:span></text:p>
      <text:p text:style-name="P288"/>
      <text:p text:style-name="P228">Status: <text:span text:style-name="T82">Done, Please select "Basic Listing" from RTE "Styles" dropdown</text:span></text:p>
      <text:p text:style-name="P228"/>
      <text:p text:style-name="P256">Time: <text:span text:style-name="T85">1hr</text:span></text:p>
      <text:p text:style-name="P256"/>
      <text:p text:style-name="P123"><text:span text:style-name="T86">9</text:span>) <text:span text:style-name="T19">https://app.asana.com/0/1209272406360585/1209522577171164</text:span></text:p>
      <text:p text:style-name="P123"/>
      <text:p text:style-name="P77">Type: <text:span text:style-name="T86">BUG</text:span></text:p>
      <text:p text:style-name="P289"/>
      <text:p text:style-name="P229">Status: <text:span text:style-name="T86">Done</text:span></text:p>
      <text:p text:style-name="P229"/>
      <text:p text:style-name="P229"/>
      <text:p text:style-name="P229"/>
      <text:p text:style-name="P229"/>
      <text:p text:style-name="P229"/>
      <text:p text:style-name="P229"/>
      <text:p text:style-name="P229"/>
      <text:p text:style-name="P229"/>
      <text:p text:style-name="P229"/>
      <text:p text:style-name="P229"><text:soft-page-break/></text:p>
      <text:p text:style-name="P313">New Points dated 2<text:span text:style-name="T87">8</text:span>.02.2025</text:p>
      <text:p text:style-name="P124"><text:span text:style-name="T76">1</text:span>) https://app.asana.com/0/1209272406360585/1209534009250386</text:p>
      <text:p text:style-name="P124"/>
      <text:p text:style-name="P290">Type: <text:span text:style-name="T80">CR</text:span></text:p>
      <text:p text:style-name="P290"/>
      <text:p text:style-name="P290">Könnt ihr bitte die Lightbox (!) überarbeiten, dass sie so aussieht wie hier:</text:p>
      <text:p text:style-name="P290">https://wordpress.vonuebermorgen.com/terrastest/ (erstes Video könnt ihr anklicken) </text:p>
      <text:p text:style-name="P290"/>
      <text:p text:style-name="P290">Für das rote x- könnt ihr das aus dem offCanvas Menü verwenden</text:p>
      <text:p text:style-name="P290"/>
      <text:p text:style-name="P307"><text:span text:style-name="T3">Trans:</text:span><text:line-break/><text:line-break/>Can you please rework the lightbox (!) so that it looks like this:</text:p>
      <text:p text:style-name="P307">https://wordpress.vonuebermorgen.com/terrastest/ (you can click on the first video)</text:p>
      <text:p text:style-name="P307"/>
      <text:p text:style-name="P307">For the red x- you can use the one from the offCanvas menu</text:p>
      <text:p text:style-name="P290"/>
      <text:p text:style-name="P230">Status: <text:span text:style-name="T87">Done, this requirement is new</text:span></text:p>
      <text:p text:style-name="P230"/>
      <text:p text:style-name="P252">Time: <text:span text:style-name="T87">4</text:span>hr<text:span text:style-name="T87">s</text:span></text:p>
      <text:p text:style-name="P252"/>
      <text:p text:style-name="P125"><text:span text:style-name="T88">2</text:span>) https://app.asana.com/0/1209272406360585/1209534009250382</text:p>
      <text:p text:style-name="P125"/>
      <text:p text:style-name="P291">Type: <text:span text:style-name="T80">CR</text:span></text:p>
      <text:p text:style-name="P291"/>
      <text:p text:style-name="P291">Beim dem Element VideoTeaser/ Image Teaser:</text:p>
      <text:p text:style-name="P291"/>
      <text:p text:style-name="P291">Wenn wir einen Alt-text eingeben, erscheint dieser auf dem Thumbnail und ein zuätzlicher Pfeil in der rechten Ecke. </text:p>
      <text:p text:style-name="P291">Könnt ihr das bitte anders lösen? Alt-Texte dann nicht im Frontend auf dem Video ausgeben (müssen wir aber dennoch für Barrierefreiheit eingeben)</text:p>
      <text:p text:style-name="P291"/>
      <text:p text:style-name="P308"><text:span text:style-name="T3">Trans:</text:span><text:line-break/><text:line-break/>For the VideoTeaser/Image Teaser element:</text:p>
      <text:p text:style-name="P308"/>
      <text:p text:style-name="P308">If we enter an alt text, it appears on the thumbnail and an additional arrow in the right corner.</text:p>
      <text:p text:style-name="P308">Can you please solve this differently? Then don't display alt texts in the frontend on the video (but we still have to enter them for accessibility)</text:p>
      <text:p text:style-name="P291"/>
      <text:p text:style-name="P231">Status: <text:span text:style-name="T87">Done, this requirement is new</text:span></text:p>
      <text:p text:style-name="P231"><text:span text:style-name="T79">Time: </text:span><text:span text:style-name="T88">1hr</text:span></text:p>
      <text:p text:style-name="P229"/>
      <text:p text:style-name="P257"><text:soft-page-break/></text:p>
      <text:p text:style-name="P314">New Points dated <text:span text:style-name="T89">03</text:span>.<text:span text:style-name="T89">03</text:span>.2025</text:p>
      <text:p text:style-name="P314"/>
      <text:p text:style-name="P126"><text:span text:style-name="T76">1</text:span>) https://app.asana.com/0/1209272406360585/1209555161502415</text:p>
      <text:p text:style-name="P126"/>
      <text:p text:style-name="P296">Type: Server Issue</text:p>
      <text:p text:style-name="P292"/>
      <text:p text:style-name="P232">Status: =&gt; image magic issue <text:span text:style-name="T94">done, </text:span><text:span text:style-name="T96">hours given in another point</text:span></text:p>
      <text:p text:style-name="P232"/>
      <text:p text:style-name="P232"/>
      <text:p text:style-name="P232"/>
      <text:p text:style-name="P232">-------</text:p>
      <text:p text:style-name="P232"/>
      <text:p text:style-name="P127"><text:span text:style-name="T90">2</text:span>) https://app.asana.com/0/1209272406360585/1209555161502422</text:p>
      <text:p text:style-name="P127"/>
      <text:p text:style-name="P293">Type: <text:span text:style-name="T90">CR</text:span></text:p>
      <text:p text:style-name="P293"/>
      <text:p text:style-name="P233">Status: <text:span text:style-name="T91">Done, if do not use icon the structure will be changed as per requirement <text:s/></text:span></text:p>
      <text:p text:style-name="P233"><text:s/><text:span text:style-name="T91">Time: 1hr</text:span></text:p>
      <text:p text:style-name="P233"/>
      <text:p text:style-name="P233">-------</text:p>
      <text:p text:style-name="P233"/>
      <text:p text:style-name="P233"/>
      <text:p text:style-name="P128"><text:span text:style-name="T92">3</text:span>) https://app.asana.com/0/1209272406360585/1209554632389113</text:p>
      <text:p text:style-name="P128"/>
      <text:p text:style-name="P295">Type: <text:span text:style-name="T90">CR</text:span></text:p>
      <text:p text:style-name="P294"/>
      <text:p text:style-name="P235">Status: <text:span text:style-name="T96">Done<text:line-break/>Time: 4hrs</text:span></text:p>
      <text:p text:style-name="P235"/>
      <text:p text:style-name="P234"/>
      <text:p text:style-name="P234">-------</text:p>
      <text:p text:style-name="P234"/>
      <text:p text:style-name="P129"><text:span text:style-name="T93">4</text:span>) https://app.asana.com/0/1209272406360585/1209554632389117</text:p>
      <text:p text:style-name="P129"/>
      <text:p text:style-name="P297">Type: Server Issue</text:p>
      <text:p text:style-name="P297"/>
      <text:p text:style-name="P258">Status: =&gt; image magic issue done</text:p>
      <text:p text:style-name="P258"/>
      <text:p text:style-name="P259">new requirement for 3/4 slicing feature: <text:span text:style-name="T95">2</text:span>hr<text:span text:style-name="T95">s</text:span></text:p>
      <text:p text:style-name="P259"/>
      <text:p text:style-name="P260">image magic issue solve: 4hrs</text:p>
      <text:p text:style-name="P236"/>
      <text:p text:style-name="P236"/>
      <text:p text:style-name="P236"><text:soft-page-break/>-------</text:p>
      <text:p text:style-name="P236"/>
      <text:p text:style-name="P236"/>
      <text:p text:style-name="P236"/>
      <text:p text:style-name="P236"/>
      <text:p text:style-name="P315">New Points dated <text:span text:style-name="T89">0</text:span><text:span text:style-name="T97">6</text:span>.<text:span text:style-name="T89">03</text:span>.2025</text:p>
      <text:p text:style-name="P315"/>
      <text:p text:style-name="P130"><text:span text:style-name="T76">1</text:span>) <text:span text:style-name="T19">https://app.asana.com/0/1209272406360585/1209593313509737</text:span></text:p>
      <text:p text:style-name="P130"/>
      <text:p text:style-name="P298">Type: <text:span text:style-name="T97">CR</text:span></text:p>
      <text:p text:style-name="P298"/>
      <text:p text:style-name="P237">Status: =&gt; <text:span text:style-name="T97">done (1hr), new requirement</text:span></text:p>
      <text:p text:style-name="P237"/>
      <text:p text:style-name="P237"/>
      <text:p text:style-name="P131"><text:span text:style-name="T98">2</text:span>) <text:span text:style-name="T19">https://app.asana.com/0/1209272406360585/1209579832524461</text:span></text:p>
      <text:p text:style-name="P131"/>
      <text:p text:style-name="P299">Type: <text:span text:style-name="T97">CR</text:span></text:p>
      <text:p text:style-name="P299"/>
      <text:p text:style-name="P238">Status: =&gt; <text:span text:style-name="T97">done (</text:span><text:span text:style-name="T98">6</text:span><text:span text:style-name="T97">hr)</text:span></text:p>
      <text:p text:style-name="P237"/>
      <text:p text:style-name="P237"/>
      <text:p text:style-name="P316"><text:bookmark-start text:name="__DdeLink__3683_4263677272"/><text:bookmark-start text:name="__DdeLink__4122_2292776962"/>New Points dated <text:span text:style-name="T89">0</text:span><text:span text:style-name="T99">7</text:span>.<text:span text:style-name="T89">03</text:span>.2025<text:bookmark-end text:name="__DdeLink__3683_4263677272"/></text:p>
      <text:p text:style-name="P316"/>
      <text:p text:style-name="P132"><text:span text:style-name="T76">1</text:span>) <text:span text:style-name="T19">https://app.asana.com/0/1209272406360585/1209595146081036</text:span></text:p>
      <text:p text:style-name="P132"/>
      <text:p text:style-name="P300">Type: <text:span text:style-name="T97">CR</text:span></text:p>
      <text:p text:style-name="P300"/>
      <text:p text:style-name="P239">Status: =&gt; <text:span text:style-name="T97">done (1hr), new requirement</text:span><text:bookmark-end text:name="__DdeLink__4122_2292776962"/></text:p>
      <text:p text:style-name="P239"/>
      <text:p text:style-name="P133"><text:span text:style-name="T100">2</text:span>) <text:span text:style-name="T19">https://app.asana.com/0/1209272406360585/1209595146081044</text:span></text:p>
      <text:p text:style-name="P133"/>
      <text:p text:style-name="P301">Type: <text:span text:style-name="T97">CR</text:span></text:p>
      <text:p text:style-name="P301"/>
      <text:p text:style-name="P240">Status: =&gt; <text:span text:style-name="T97">done (1hr), new requirement</text:span></text:p>
      <text:p text:style-name="P240"/>
      <text:p text:style-name="P133"><text:span text:style-name="T100">3</text:span>) <text:span text:style-name="T19">https://app.asana.com/0/1209272406360585/1209597126258960</text:span></text:p>
      <text:p text:style-name="P133"/>
      <text:p text:style-name="P301">Type: <text:span text:style-name="T100">BUG</text:span></text:p>
      <text:p text:style-name="P301"/>
      <text:p text:style-name="P240">Status: =&gt; <text:span text:style-name="T100">fixed</text:span></text:p>
      <text:p text:style-name="P240"/>
      <text:p text:style-name="P240"/>
      <text:p text:style-name="P240"/>
      <text:p text:style-name="P240"/>
      <text:p text:style-name="P240"><text:soft-page-break/></text:p>
      <text:p text:style-name="P240"/>
      <text:p text:style-name="P134"><text:span text:style-name="T101">4</text:span>) <text:span text:style-name="T19">https://app.asana.com/0/1209272406360585/1209604840482477</text:span></text:p>
      <text:p text:style-name="P134"/>
      <text:p text:style-name="P302">Type: <text:span text:style-name="T101">CR</text:span></text:p>
      <text:p text:style-name="P302"/>
      <text:p text:style-name="P241">Status: =&gt; <text:span text:style-name="T97">done (</text:span><text:span text:style-name="T102">30min</text:span><text:span text:style-name="T97">), new requirement</text:span></text:p>
      <text:p text:style-name="P241"/>
      <text:p text:style-name="P241"/>
      <text:p text:style-name="P135"><text:span text:style-name="T103">5</text:span>) <text:span text:style-name="T19">https://app.asana.com/0/1209272406360585/1209606341327338</text:span></text:p>
      <text:p text:style-name="P135"/>
      <text:p text:style-name="P303">Type: <text:span text:style-name="T101">CR</text:span></text:p>
      <text:p text:style-name="P303"/>
      <text:p text:style-name="P242">Status: =&gt; <text:span text:style-name="T97">done (</text:span><text:span text:style-name="T104">1hr</text:span><text:span text:style-name="T97">), new requirement</text:span></text:p>
      <text:p text:style-name="P242"/>
      <text:p text:style-name="P242"/>
      <text:p text:style-name="P242"/>
      <text:p text:style-name="P317"><text:bookmark-start text:name="__DdeLink__3683_4263677272 Copy 1"/>New Points dated <text:span text:style-name="T105">11</text:span>.<text:span text:style-name="T89">03</text:span>.2025<text:bookmark-end text:name="__DdeLink__3683_4263677272 Copy 1"/></text:p>
      <text:p text:style-name="P317"/>
      <text:p text:style-name="P136"><text:bookmark-start text:name="__DdeLink__4125_2292776962"/><text:span text:style-name="T76">1</text:span>) <text:bookmark-start text:name="__DdeLink__4129_2292776962"/><text:span text:style-name="T19">https://app.asana.com/0/1209272406360585/1209631945451999</text:span><text:bookmark-end text:name="__DdeLink__4129_2292776962"/></text:p>
      <text:p text:style-name="P136"/>
      <text:p text:style-name="P304">Type: <text:span text:style-name="T97">CR</text:span></text:p>
      <text:p text:style-name="P304"/>
      <text:p text:style-name="P243"><text:bookmark-start text:name="__DdeLink__4127_2292776962"/>Status: =&gt; <text:span text:style-name="T97">done (</text:span><text:span text:style-name="T105">30min</text:span><text:span text:style-name="T97">)</text:span><text:bookmark-end text:name="__DdeLink__4127_2292776962"/><text:bookmark-end text:name="__DdeLink__4125_2292776962"/></text:p>
      <text:p text:style-name="P243"/>
      <text:p text:style-name="P136"><text:span text:style-name="T105">2</text:span>) <text:bookmark-start text:name="__DdeLink__4131_2292776962"/><text:span text:style-name="T19">https://app.asana.com/0/1209272406360585/1209627627509395</text:span><text:bookmark-end text:name="__DdeLink__4131_2292776962"/></text:p>
      <text:p text:style-name="P136"/>
      <text:p text:style-name="P304">Type: <text:span text:style-name="T97">CR</text:span></text:p>
      <text:p text:style-name="P304"/>
      <text:p text:style-name="P243">Status: =&gt; <text:span text:style-name="T97">done (</text:span><text:span text:style-name="T106">2</text:span><text:span text:style-name="T105">hr</text:span><text:span text:style-name="T106">s</text:span><text:span text:style-name="T97">)</text:span></text:p>
      <text:p text:style-name="P243"/>
      <text:p text:style-name="P261">3) <text:a xlink:type="simple" xlink:href="https://app.asana.com/0/1209272406360585/1209639299467228" text:style-name="Internet_20_link" text:visited-style-name="Visited_20_Internet_20_Link">https://app.asana.com/0/1209272406360585/1209639299467228</text:a></text:p>
      <text:p text:style-name="P261"/>
      <text:p text:style-name="P305">Type: <text:span text:style-name="T97">CR</text:span></text:p>
      <text:p text:style-name="P305"/>
      <text:p text:style-name="P244">Status: =&gt; <text:span text:style-name="T97">done (</text:span><text:span text:style-name="T107">1</text:span><text:span text:style-name="T105">hr</text:span><text:span text:style-name="T97">)</text:span></text:p>
      <text:p text:style-name="P244"/>
      <text:p text:style-name="P262">4) https://app.asana.com/0/1209272406360585/1209639299467222</text:p>
      <text:p text:style-name="P306">Type: <text:span text:style-name="T97">CR</text:span></text:p>
      <text:p text:style-name="P306"/>
      <text:p text:style-name="P245">Status: =&gt; <text:span text:style-name="T97">done (</text:span><text:span text:style-name="T108">2</text:span><text:span text:style-name="T105">hr</text:span><text:span text:style-name="T108">s</text:span><text:span text:style-name="T97">)</text:span></text:p>
      <text:p text:style-name="P240"/>
      <text:p text:style-name="P240"/>
      <text:p text:style-name="P240"/>
      <text:p text:style-name="P240"><text:soft-page-break/></text:p>
      <text:p text:style-name="P240"/>
      <text:p text:style-name="P352"><text:bookmark-start text:name="__DdeLink__3683_4263677272 Copy 1 Copy 1"/>New Points dated <text:span text:style-name="T105">1</text:span><text:span text:style-name="T109">2</text:span>.<text:span text:style-name="T89">03</text:span>.2025<text:bookmark-end text:name="__DdeLink__3683_4263677272 Copy 1 Copy 1"/></text:p>
      <text:p text:style-name="P352"/>
      <text:p text:style-name="P355"><text:bookmark-start text:name="__DdeLink__4125_2292776962 Copy 1"/><text:span text:style-name="T76">1</text:span>) <text:bookmark-start text:name="__DdeLink__4129_2292776962 Copy 1"/><text:span text:style-name="T19">https://app.asana.com/0/1209272406360585/1209641972496141</text:span><text:bookmark-end text:name="__DdeLink__4129_2292776962 Copy 1"/></text:p>
      <text:p text:style-name="P355"/>
      <text:p text:style-name="P353">Type: <text:span text:style-name="T97">CR</text:span></text:p>
      <text:p text:style-name="P353"/>
      <text:p text:style-name="P356"><text:bookmark-start text:name="__DdeLink__4127_2292776962 Copy 1"/>Status: =&gt; <text:bookmark-end text:name="__DdeLink__4127_2292776962 Copy 1"/><text:bookmark-end text:name="__DdeLink__4125_2292776962 Copy 1"/><text:span text:style-name="T109">Pending </text:span><text:span text:style-name="T110">[Development]</text:span></text:p>
      <text:p text:style-name="P356"/>
      <text:p text:style-name="P359">2) <text:a xlink:type="simple" xlink:href="https://app.asana.com/0/1209272406360585/1209641789796967" text:style-name="Internet_20_link" text:visited-style-name="Visited_20_Internet_20_Link">https://app.asana.com/0/1209272406360585/1209641789796967</text:a></text:p>
      <text:p text:style-name="P354">Type: <text:span text:style-name="T97">CR</text:span></text:p>
      <text:p text:style-name="P354"/>
      <text:p text:style-name="P357"><text:bookmark-start text:name="__DdeLink__4127_2292776962 Copy 1 Copy 1"/>Status: =&gt; <text:bookmark-end text:name="__DdeLink__4127_2292776962 Copy 1 Copy 1"/><text:span text:style-name="T109">Pending </text:span><text:span text:style-name="T110">[Development]</text:span></text:p>
      <text:p text:style-name="P357"/>
      <text:p text:style-name="P360">3) <text:a xlink:type="simple" xlink:href="https://app.asana.com/0/1209272406360585/1209640959402100" text:style-name="Internet_20_link" text:visited-style-name="Visited_20_Internet_20_Link">https://app.asana.com/0/1209272406360585/1209640959402100</text:a></text:p>
      <text:p text:style-name="P360"/>
      <text:p text:style-name="P358"><text:bookmark-start text:name="__DdeLink__4127_2292776962 Copy 1 Copy 1 Copy 1"/>Status: =&gt; <text:bookmark-end text:name="__DdeLink__4127_2292776962 Copy 1 Copy 1 Copy 1"/><text:span text:style-name="T109">Pending </text:span><text:span text:style-name="T110">[</text:span><text:span text:style-name="T111">Design</text:span><text:span text:style-name="T110">]</text:span></text:p>
      <text:p text:style-name="P358"/>
      <text:p text:style-name="P361">4) <text:a xlink:type="simple" xlink:href="https://app.asana.com/0/1209272406360585/1209642045029313" text:style-name="Internet_20_link" text:visited-style-name="Visited_20_Internet_20_Link">https://app.asana.com/0/1209272406360585/1209642045029313</text:a></text:p>
      <text:p text:style-name="P361"/>
      <text:p text:style-name="P351">Status: Information only for db</text:p>
      <text:p text:style-name="P237"/>
      <text:p text:style-name="P237"/>
      <text:p text:style-name="P253"/>
      <text:p text:style-name="P251"/>
      <text:p text:style-name="P331"/>
      <text:p text:style-name="P2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3-12T10:14:27.940985174</dc:date>
    <meta:editing-duration>P1DT19H32M15S</meta:editing-duration>
    <meta:editing-cycles>170</meta:editing-cycles>
    <meta:document-statistic meta:table-count="0" meta:image-count="0" meta:object-count="0" meta:page-count="28" meta:paragraph-count="509" meta:word-count="3058" meta:character-count="23166" meta:non-whitespace-character-count="20565"/>
  </office:meta>
</office:document-meta>
</file>